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3" style:family="paragraph" style:parent-style-name="Preformatted_20_Text">
      <style:paragraph-properties fo:margin-left="0in" fo:margin-right="0in" fo:margin-top="0in" fo:margin-bottom="0.1965in" style:contextual-spacing="false" fo:text-indent="0in" style:auto-text-indent="false" fo:padding-left="0.0193in" fo:padding-right="0in" fo:padding-top="0.0193in" fo:padding-bottom="0.0193in" fo:border-left="0.06pt solid #b1b1b1" fo:border-right="none" fo:border-top="0.06pt solid #b1b1b1" fo:border-bottom="0.06pt solid #b1b1b1"/>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Preformatted_20_Text">
      <style:paragraph-properties fo:margin-left="0in" fo:margin-right="0in" fo:text-indent="0in" style:auto-text-indent="false" fo:padding-left="0.0193in" fo:padding-right="0in" fo:padding-top="0.0193in" fo:padding-bottom="0.0193in" fo:border-left="0.06pt solid #b1b1b1" fo:border-right="none" fo:border-top="0.06pt solid #b1b1b1" fo:border-bottom="0.06pt solid #b1b1b1"/>
    </style:style>
    <style:style style:name="P6" style:family="paragraph" style:parent-style-name="Text_20_body">
      <style:paragraph-properties fo:margin-left="0in" fo:margin-right="0in" fo:margin-top="0in" fo:margin-bottom="0.0972in" style:contextual-spacing="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Preformatted_20_Text">
      <style:text-properties fo:font-weight="normal" officeooo:rsid="0000d45f" officeooo:paragraph-rsid="0000d45f" style:font-weight-asian="normal" style:font-weight-complex="normal"/>
    </style:style>
    <style:style style:name="P9" style:family="paragraph" style:parent-style-name="Standard">
      <style:text-properties fo:font-weight="normal" officeooo:rsid="0000d45f" officeooo:paragraph-rsid="0000d45f" style:font-weight-asian="normal" style:font-weight-complex="normal"/>
    </style:style>
    <style:style style:name="P10" style:family="paragraph" style:parent-style-name="Preformatted_20_Text">
      <style:text-properties fo:font-weight="normal" officeooo:rsid="0005f408" officeooo:paragraph-rsid="0005f408" style:font-weight-asian="normal" style:font-weight-complex="normal"/>
    </style:style>
    <style:style style:name="P11" style:family="paragraph" style:parent-style-name="Standard">
      <style:text-properties fo:font-weight="normal" officeooo:rsid="0005f408" officeooo:paragraph-rsid="0005f408" style:font-weight-asian="normal" style:font-weight-complex="normal"/>
    </style:style>
    <style:style style:name="P12" style:family="paragraph" style:parent-style-name="Preformatted_20_Text">
      <style:text-properties fo:font-weight="normal" officeooo:rsid="000a93f0" officeooo:paragraph-rsid="000a93f0" style:font-weight-asian="normal" style:font-weight-complex="normal"/>
    </style:style>
    <style:style style:name="P13" style:family="paragraph" style:parent-style-name="Standard">
      <style:text-properties fo:font-weight="normal" officeooo:rsid="000a93f0" officeooo:paragraph-rsid="000a93f0" style:font-weight-asian="normal" style:font-weight-complex="normal"/>
    </style:style>
    <style:style style:name="P14" style:family="paragraph" style:parent-style-name="Preformatted_20_Text">
      <style:text-properties fo:font-weight="normal" officeooo:rsid="00148053" officeooo:paragraph-rsid="00148053" style:font-weight-asian="normal" style:font-weight-complex="normal"/>
    </style:style>
    <style:style style:name="P15" style:family="paragraph" style:parent-style-name="Standard">
      <style:text-properties fo:font-weight="normal" officeooo:rsid="00148053" officeooo:paragraph-rsid="00148053" style:font-weight-asian="normal" style:font-weight-complex="normal"/>
    </style:style>
    <style:style style:name="P16" style:family="paragraph" style:parent-style-name="Standard">
      <style:text-properties fo:font-weight="normal" officeooo:rsid="0004d3ec" officeooo:paragraph-rsid="0004d3ec" style:font-weight-asian="normal" style:font-weight-complex="normal"/>
    </style:style>
    <style:style style:name="P17" style:family="paragraph" style:parent-style-name="Standard">
      <style:text-properties fo:font-weight="normal" officeooo:rsid="0004ec51" officeooo:paragraph-rsid="0004ec51" style:font-weight-asian="normal" style:font-weight-complex="normal"/>
    </style:style>
    <style:style style:name="P18" style:family="paragraph" style:parent-style-name="Standard">
      <style:text-properties fo:font-weight="normal" officeooo:rsid="000682d3" officeooo:paragraph-rsid="000682d3" style:font-weight-asian="normal" style:font-weight-complex="normal"/>
    </style:style>
    <style:style style:name="P19" style:family="paragraph" style:parent-style-name="Standard">
      <style:paragraph-properties fo:break-before="page"/>
      <style:text-properties fo:font-weight="normal" officeooo:rsid="000682d3" officeooo:paragraph-rsid="000682d3" style:font-weight-asian="normal" style:font-weight-complex="normal"/>
    </style:style>
    <style:style style:name="P20" style:family="paragraph" style:parent-style-name="Standard">
      <style:text-properties fo:font-weight="normal" officeooo:rsid="000bee36" officeooo:paragraph-rsid="000bee36" style:font-weight-asian="normal" style:font-weight-complex="normal"/>
    </style:style>
    <style:style style:name="P21" style:family="paragraph" style:parent-style-name="Text_20_body">
      <style:paragraph-properties fo:margin-left="0in" fo:margin-right="0in" fo:margin-top="0in" fo:margin-bottom="0.0972in" style:contextual-spacing="false" fo:text-indent="0in" style:auto-text-indent="false"/>
      <style:text-properties fo:font-weight="normal" officeooo:rsid="0013e641" officeooo:paragraph-rsid="0013e641" style:font-weight-asian="normal" style:font-weight-complex="normal"/>
    </style:style>
    <style:style style:name="P22" style:family="paragraph" style:parent-style-name="Text_20_body">
      <style:text-properties fo:font-weight="normal" officeooo:rsid="0020e924" officeooo:paragraph-rsid="0020e924" style:font-weight-asian="normal" style:font-weight-complex="normal"/>
    </style:style>
    <style:style style:name="P23" style:family="paragraph" style:parent-style-name="Text_20_body">
      <style:text-properties fo:font-weight="normal" officeooo:rsid="002204a8" officeooo:paragraph-rsid="002204a8" style:font-weight-asian="normal" style:font-weight-complex="normal"/>
    </style:style>
    <style:style style:name="P24" style:family="paragraph" style:parent-style-name="Text_20_body">
      <style:text-properties fo:font-weight="normal" officeooo:rsid="0023c0a9" officeooo:paragraph-rsid="0023c0a9" style:font-weight-asian="normal" style:font-weight-complex="normal"/>
    </style:style>
    <style:style style:name="P25" style:family="paragraph" style:parent-style-name="Text_20_body">
      <style:text-properties fo:font-weight="normal" officeooo:rsid="002ac2fd" officeooo:paragraph-rsid="002ac2fd" style:font-weight-asian="normal" style:font-weight-complex="normal"/>
    </style:style>
    <style:style style:name="P26" style:family="paragraph" style:parent-style-name="Text_20_body">
      <style:text-properties fo:font-weight="normal" officeooo:rsid="002c60fe" officeooo:paragraph-rsid="002c60fe" style:font-weight-asian="normal" style:font-weight-complex="normal"/>
    </style:style>
    <style:style style:name="P27" style:family="paragraph" style:parent-style-name="Text_20_body">
      <style:text-properties fo:font-weight="normal" officeooo:rsid="002e0c20" officeooo:paragraph-rsid="002e0c20" style:font-weight-asian="normal" style:font-weight-complex="normal"/>
    </style:style>
    <style:style style:name="P28" style:family="paragraph" style:parent-style-name="Text_20_body">
      <style:paragraph-properties fo:margin-left="0in" fo:margin-right="0in" fo:text-indent="0in" style:auto-text-indent="false"/>
      <style:text-properties fo:font-weight="normal" officeooo:rsid="002f31c2" officeooo:paragraph-rsid="002f31c2" style:font-weight-asian="normal" style:font-weight-complex="normal"/>
    </style:style>
    <style:style style:name="P29" style:family="paragraph" style:parent-style-name="Preformatted_20_Text">
      <style:text-properties officeooo:paragraph-rsid="0004d3ec"/>
    </style:style>
    <style:style style:name="P30" style:family="paragraph" style:parent-style-name="Preformatted_20_Text">
      <style:text-properties fo:font-weight="bold" officeooo:rsid="000bee36" officeooo:paragraph-rsid="000bee36" style:font-weight-asian="bold" style:font-weight-complex="bold"/>
    </style:style>
    <style:style style:name="P31" style:family="paragraph" style:parent-style-name="Standard">
      <style:text-properties fo:font-weight="bold" officeooo:rsid="000bee36" officeooo:paragraph-rsid="000bee36" style:font-weight-asian="bold" style:font-weight-complex="bold"/>
    </style:style>
    <style:style style:name="P32" style:family="paragraph" style:parent-style-name="Preformatted_20_Text">
      <style:paragraph-properties fo:margin-left="0in" fo:margin-right="0in" fo:margin-top="0in" fo:margin-bottom="0.0972in" style:contextual-spacing="false" fo:text-indent="0in" style:auto-text-indent="false"/>
      <style:text-properties fo:font-weight="bold" officeooo:rsid="000d2e13" officeooo:paragraph-rsid="000d2e13" style:font-weight-asian="bold" style:font-weight-complex="bold"/>
    </style:style>
    <style:style style:name="P33" style:family="paragraph" style:parent-style-name="Text_20_body">
      <style:paragraph-properties fo:margin-left="0in" fo:margin-right="0in" fo:margin-top="0in" fo:margin-bottom="0.0972in" style:contextual-spacing="false" fo:text-indent="0in" style:auto-text-indent="false"/>
      <style:text-properties fo:font-weight="bold" officeooo:rsid="000d2e13" officeooo:paragraph-rsid="000d2e13" style:font-weight-asian="bold" style:font-weight-complex="bold"/>
    </style:style>
    <style:style style:name="P34" style:family="paragraph" style:parent-style-name="Preformatted_20_Text">
      <style:paragraph-properties fo:margin-left="0in" fo:margin-right="0in" fo:margin-top="0in" fo:margin-bottom="0.0972in" style:contextual-spacing="false" fo:text-indent="0in" style:auto-text-indent="false"/>
      <style:text-properties fo:font-weight="bold" officeooo:rsid="0013e641" officeooo:paragraph-rsid="0013e641" style:font-weight-asian="bold" style:font-weight-complex="bold"/>
    </style:style>
    <style:style style:name="P35" style:family="paragraph" style:parent-style-name="Text_20_body">
      <style:paragraph-properties fo:margin-left="0in" fo:margin-right="0in" fo:margin-top="0in" fo:margin-bottom="0.0972in" style:contextual-spacing="false" fo:text-indent="0in" style:auto-text-indent="false"/>
      <style:text-properties fo:font-weight="bold" officeooo:rsid="0013e641" officeooo:paragraph-rsid="0013e641" style:font-weight-asian="bold" style:font-weight-complex="bold"/>
    </style:style>
    <style:style style:name="P36" style:family="paragraph" style:parent-style-name="Standard">
      <style:text-properties fo:font-weight="bold" officeooo:rsid="0000d45f" officeooo:paragraph-rsid="0000d45f" style:font-weight-asian="bold" style:font-weight-complex="bold"/>
    </style:style>
    <style:style style:name="P37" style:family="paragraph" style:parent-style-name="Standard">
      <style:text-properties fo:font-weight="bold" officeooo:rsid="0001795e" officeooo:paragraph-rsid="0001795e" style:font-weight-asian="bold" style:font-weight-complex="bold"/>
    </style:style>
    <style:style style:name="P38" style:family="paragraph" style:parent-style-name="Standard">
      <style:text-properties fo:font-weight="bold" officeooo:rsid="000a93f0" officeooo:paragraph-rsid="000a93f0" style:font-weight-asian="bold" style:font-weight-complex="bold"/>
    </style:style>
    <style:style style:name="P39" style:family="paragraph" style:parent-style-name="Standard">
      <style:text-properties fo:font-weight="bold" officeooo:rsid="000a93f0" officeooo:paragraph-rsid="000e5816" style:font-weight-asian="bold" style:font-weight-complex="bold"/>
    </style:style>
    <style:style style:name="P40" style:family="paragraph" style:parent-style-name="Standard">
      <style:text-properties fo:font-weight="bold" officeooo:rsid="000e5816" officeooo:paragraph-rsid="000e5816" style:font-weight-asian="bold" style:font-weight-complex="bold"/>
    </style:style>
    <style:style style:name="P41" style:family="paragraph" style:parent-style-name="Text_20_body">
      <style:paragraph-properties fo:margin-left="0in" fo:margin-right="0in" fo:margin-top="0in" fo:margin-bottom="0.0972in" style:contextual-spacing="false" fo:text-indent="0in" style:auto-text-indent="false"/>
      <style:text-properties fo:font-weight="bold" officeooo:rsid="000d6328" officeooo:paragraph-rsid="000d6328" style:font-weight-asian="bold" style:font-weight-complex="bold"/>
    </style:style>
    <style:style style:name="P42" style:family="paragraph" style:parent-style-name="Text_20_body">
      <style:paragraph-properties fo:margin-left="0in" fo:margin-right="0in" fo:margin-top="0in" fo:margin-bottom="0.0972in" style:contextual-spacing="false" fo:text-indent="0in" style:auto-text-indent="false"/>
      <style:text-properties fo:font-weight="bold" officeooo:rsid="001102f2" officeooo:paragraph-rsid="001102f2" style:font-weight-asian="bold" style:font-weight-complex="bold"/>
    </style:style>
    <style:style style:name="P43" style:family="paragraph" style:parent-style-name="Text_20_body">
      <style:paragraph-properties fo:margin-left="0in" fo:margin-right="0in" fo:margin-top="0in" fo:margin-bottom="0.0972in" style:contextual-spacing="false" fo:text-indent="0in" style:auto-text-indent="false"/>
      <style:text-properties fo:font-weight="bold" officeooo:rsid="00124b97" officeooo:paragraph-rsid="00124b97" style:font-weight-asian="bold" style:font-weight-complex="bold"/>
    </style:style>
    <style:style style:name="P44" style:family="paragraph" style:parent-style-name="Text_20_body">
      <style:text-properties fo:font-weight="bold" officeooo:rsid="001f242d" officeooo:paragraph-rsid="001f242d" style:font-weight-asian="bold" style:font-weight-complex="bold"/>
    </style:style>
    <style:style style:name="P45" style:family="paragraph" style:parent-style-name="Preformatted_20_Text">
      <style:text-properties fo:font-weight="bold" officeooo:rsid="0023c0a9" officeooo:paragraph-rsid="0023c0a9" style:font-weight-asian="bold" style:font-weight-complex="bold"/>
    </style:style>
    <style:style style:name="P46" style:family="paragraph" style:parent-style-name="Text_20_body">
      <style:text-properties fo:font-weight="bold" officeooo:rsid="0023c0a9" officeooo:paragraph-rsid="0023c0a9" style:font-weight-asian="bold" style:font-weight-complex="bold"/>
    </style:style>
    <style:style style:name="P47" style:family="paragraph" style:parent-style-name="Preformatted_20_Text">
      <style:text-properties fo:font-weight="bold" officeooo:rsid="002e0c20" officeooo:paragraph-rsid="002e0c20" style:font-weight-asian="bold" style:font-weight-complex="bold"/>
    </style:style>
    <style:style style:name="P48" style:family="paragraph" style:parent-style-name="Text_20_body">
      <style:text-properties fo:font-weight="bold" officeooo:rsid="002e0c20" officeooo:paragraph-rsid="002e0c20" style:font-weight-asian="bold" style:font-weight-complex="bold"/>
    </style:style>
    <style:style style:name="P49" style:family="paragraph" style:parent-style-name="Preformatted_20_Text">
      <style:paragraph-properties fo:margin-left="0in" fo:margin-right="0in" fo:text-indent="0in" style:auto-text-indent="false"/>
      <style:text-properties fo:font-weight="bold" officeooo:rsid="002f31c2" officeooo:paragraph-rsid="002f31c2" style:font-weight-asian="bold" style:font-weight-complex="bold"/>
    </style:style>
    <style:style style:name="P50" style:family="paragraph" style:parent-style-name="Preformatted_20_Text">
      <style:paragraph-properties fo:margin-left="0in" fo:margin-right="0in" fo:text-indent="0in" style:auto-text-indent="false"/>
      <style:text-properties fo:font-weight="bold" officeooo:rsid="002f31c2" officeooo:paragraph-rsid="0032a52d" style:font-weight-asian="bold" style:font-weight-complex="bold"/>
    </style:style>
    <style:style style:name="P51" style:family="paragraph" style:parent-style-name="Text_20_body">
      <style:text-properties fo:font-weight="bold" officeooo:rsid="002204a8" officeooo:paragraph-rsid="002204a8" style:font-weight-asian="bold" style:font-weight-complex="bold"/>
    </style:style>
    <style:style style:name="P52" style:family="paragraph" style:parent-style-name="Text_20_body">
      <style:text-properties fo:font-weight="bold" officeooo:rsid="0025ae77" officeooo:paragraph-rsid="0025ae77" style:font-weight-asian="bold" style:font-weight-complex="bold"/>
    </style:style>
    <style:style style:name="P53" style:family="paragraph" style:parent-style-name="Text_20_body">
      <style:text-properties fo:font-weight="bold" officeooo:rsid="00274ab0" officeooo:paragraph-rsid="00274ab0" style:font-weight-asian="bold" style:font-weight-complex="bold"/>
    </style:style>
    <style:style style:name="P54" style:family="paragraph" style:parent-style-name="Text_20_body">
      <style:text-properties fo:font-weight="bold" officeooo:rsid="00295f6f" officeooo:paragraph-rsid="00295f6f" style:font-weight-asian="bold" style:font-weight-complex="bold"/>
    </style:style>
    <style:style style:name="P55" style:family="paragraph" style:parent-style-name="Text_20_body">
      <style:text-properties fo:font-weight="bold" officeooo:rsid="002ac2fd" officeooo:paragraph-rsid="002ac2fd" style:font-weight-asian="bold" style:font-weight-complex="bold"/>
    </style:style>
    <style:style style:name="P56" style:family="paragraph" style:parent-style-name="Preformatted_20_Text">
      <style:text-properties officeooo:paragraph-rsid="000a93f0"/>
    </style:style>
    <style:style style:name="P57" style:family="paragraph" style:parent-style-name="Preformatted_20_Text">
      <style:text-properties officeooo:paragraph-rsid="00159ce5"/>
    </style:style>
    <style:style style:name="P58" style:family="paragraph" style:parent-style-name="Preformatted_20_Text">
      <style:text-properties officeooo:paragraph-rsid="00175dd6"/>
    </style:style>
    <style:style style:name="P59"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60" style:family="paragraph" style:parent-style-name="Text_20_body">
      <style:paragraph-properties fo:margin-left="0in" fo:margin-right="0in" fo:margin-top="0in" fo:margin-bottom="0.0972in" style:contextual-spacing="false" fo:text-indent="0in" style:auto-text-indent="false"/>
      <style:text-properties officeooo:rsid="000bee36" officeooo:paragraph-rsid="000bee36"/>
    </style:style>
    <style:style style:name="P61" style:family="paragraph" style:parent-style-name="Text_20_body">
      <style:text-properties officeooo:rsid="0013e641" officeooo:paragraph-rsid="0013e641"/>
    </style:style>
    <style:style style:name="P62" style:family="paragraph" style:parent-style-name="Text_20_body">
      <style:paragraph-properties fo:margin-left="0in" fo:margin-right="0in" fo:margin-top="0in" fo:margin-bottom="0in" style:contextual-spacing="false" fo:text-indent="0in" style:auto-text-indent="false"/>
      <style:text-properties officeooo:rsid="0018cb1b" officeooo:paragraph-rsid="0018cb1b" loext:padding="0in" loext:border="none"/>
    </style:style>
    <style:style style:name="P63" style:family="paragraph" style:parent-style-name="Text_20_body">
      <style:paragraph-properties fo:margin-left="0in" fo:margin-right="0in" fo:margin-top="0in" fo:margin-bottom="0.0972in" style:contextual-spacing="false" fo:text-indent="0in" style:auto-text-indent="false"/>
      <style:text-properties officeooo:rsid="001ba171" officeooo:paragraph-rsid="001ba171"/>
    </style:style>
    <style:style style:name="P64" style:family="paragraph" style:parent-style-name="Text_20_body">
      <style:text-properties officeooo:rsid="001f242d" officeooo:paragraph-rsid="001f242d"/>
    </style:style>
    <style:style style:name="P65" style:family="paragraph" style:parent-style-name="Text_20_body">
      <style:paragraph-properties fo:margin-left="0in" fo:margin-right="0in" fo:margin-top="0in" fo:margin-bottom="0.0972in" style:contextual-spacing="false" fo:text-indent="0in" style:auto-text-indent="false"/>
      <style:text-properties fo:font-style="italic" fo:font-weight="normal" officeooo:rsid="001ba171" officeooo:paragraph-rsid="001ba171" style:font-style-asian="italic" style:font-weight-asian="normal" style:font-style-complex="italic" style:font-weight-complex="normal"/>
    </style:style>
    <style:style style:name="P66" style:family="paragraph" style:parent-style-name="Text_20_body">
      <style:paragraph-properties fo:margin-left="0in" fo:margin-right="0in" fo:text-indent="0in" style:auto-text-indent="false"/>
      <style:text-properties fo:font-style="italic" fo:font-weight="normal" officeooo:rsid="002f31c2" officeooo:paragraph-rsid="002f31c2" style:font-style-asian="italic" style:font-weight-asian="normal" style:font-style-complex="italic" style:font-weight-complex="normal"/>
    </style:style>
    <style:style style:name="P67" style:family="paragraph" style:parent-style-name="Text_20_body">
      <style:paragraph-properties fo:margin-left="0.4925in" fo:text-indent="0in" style:auto-text-indent="false"/>
      <style:text-properties fo:font-size="10pt" fo:font-style="italic" fo:font-weight="normal" officeooo:rsid="0013e641" style:font-size-asian="10pt" style:font-style-asian="italic" style:font-weight-asian="normal" style:font-size-complex="10pt" style:font-style-complex="italic" style:font-weight-complex="normal"/>
    </style:style>
    <style:style style:name="P68" style:family="paragraph" style:parent-style-name="Text_20_body">
      <style:paragraph-properties fo:margin-left="0in" fo:margin-right="0in" fo:text-indent="0in" style:auto-text-indent="false"/>
      <style:text-properties officeooo:rsid="002f31c2" officeooo:paragraph-rsid="002f31c2"/>
    </style:style>
    <style:style style:name="P69" style:family="paragraph" style:parent-style-name="Text_20_body">
      <style:paragraph-properties fo:margin-left="0in" fo:margin-right="0in" fo:text-indent="0in" style:auto-text-indent="false"/>
      <style:text-properties officeooo:rsid="0030dea8" officeooo:paragraph-rsid="0030dea8"/>
    </style:style>
    <style:style style:name="P70" style:family="paragraph" style:parent-style-name="Text_20_body">
      <style:paragraph-properties fo:margin-left="0in" fo:margin-right="0in" fo:text-indent="0in" style:auto-text-indent="false"/>
      <style:text-properties officeooo:rsid="0030dea8" officeooo:paragraph-rsid="0034cef2"/>
    </style:style>
    <style:style style:name="P71" style:family="paragraph" style:parent-style-name="Text_20_body">
      <style:paragraph-properties fo:margin-left="0in" fo:margin-right="0in" fo:text-indent="0in" style:auto-text-indent="false"/>
      <style:text-properties officeooo:rsid="0030dea8" officeooo:paragraph-rsid="003688b0"/>
    </style:style>
    <style:style style:name="P72" style:family="paragraph" style:parent-style-name="Text_20_body">
      <style:paragraph-properties fo:margin-left="0in" fo:margin-right="0in" fo:text-indent="0in" style:auto-text-indent="false"/>
      <style:text-properties officeooo:rsid="0030dea8" officeooo:paragraph-rsid="003acb9c"/>
    </style:style>
    <style:style style:name="P73" style:family="paragraph" style:parent-style-name="Text_20_body">
      <style:paragraph-properties fo:margin-left="0in" fo:margin-right="0in" fo:text-indent="0in" style:auto-text-indent="false"/>
      <style:text-properties officeooo:rsid="0030dea8" officeooo:paragraph-rsid="003d4233"/>
    </style:style>
    <style:style style:name="P74" style:family="paragraph" style:parent-style-name="Text_20_body">
      <style:paragraph-properties fo:margin-left="0in" fo:margin-right="0in" fo:text-indent="0in" style:auto-text-indent="false"/>
      <style:text-properties officeooo:rsid="0030dea8" officeooo:paragraph-rsid="003d9854"/>
    </style:style>
    <style:style style:name="P75" style:family="paragraph" style:parent-style-name="Preformatted_20_Text">
      <style:paragraph-properties fo:margin-left="0in" fo:margin-right="0in" fo:text-indent="0in" style:auto-text-indent="false"/>
      <style:text-properties officeooo:rsid="0030dea8" officeooo:paragraph-rsid="004a348d"/>
    </style:style>
    <style:style style:name="P76" style:family="paragraph" style:parent-style-name="Text_20_body">
      <style:paragraph-properties fo:margin-left="0in" fo:margin-right="0in" fo:text-indent="0in" style:auto-text-indent="false"/>
      <style:text-properties officeooo:rsid="0030dea8" officeooo:paragraph-rsid="004a348d"/>
    </style:style>
    <style:style style:name="P77" style:family="paragraph" style:parent-style-name="Preformatted_20_Text">
      <style:paragraph-properties fo:margin-left="0in" fo:margin-right="0in" fo:text-indent="0in" style:auto-text-indent="false"/>
      <style:text-properties officeooo:rsid="0030dea8" officeooo:paragraph-rsid="004c6d14"/>
    </style:style>
    <style:style style:name="P78" style:family="paragraph" style:parent-style-name="Text_20_body">
      <style:paragraph-properties fo:margin-left="0in" fo:margin-right="0in" fo:text-indent="0in" style:auto-text-indent="false"/>
      <style:text-properties officeooo:rsid="0030dea8" officeooo:paragraph-rsid="003e7809"/>
    </style:style>
    <style:style style:name="P79" style:family="paragraph" style:parent-style-name="Text_20_body">
      <style:paragraph-properties fo:margin-left="0in" fo:margin-right="0in" fo:text-indent="0in" style:auto-text-indent="false"/>
      <style:text-properties officeooo:rsid="0030dea8" officeooo:paragraph-rsid="004226f1"/>
    </style:style>
    <style:style style:name="P80" style:family="paragraph" style:parent-style-name="Text_20_body">
      <style:paragraph-properties fo:margin-left="0in" fo:margin-right="0in" fo:text-indent="0in" style:auto-text-indent="false"/>
      <style:text-properties officeooo:rsid="0030dea8" officeooo:paragraph-rsid="00488f2c"/>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Preformatted_20_Text">
      <style:text-properties officeooo:paragraph-rsid="004fcfa8"/>
    </style:style>
    <style:style style:name="P84" style:family="paragraph" style:parent-style-name="Text_20_body">
      <style:text-properties officeooo:paragraph-rsid="004fcfa8"/>
    </style:style>
    <style:style style:name="P85" style:family="paragraph" style:parent-style-name="Preformatted_20_Text">
      <style:text-properties officeooo:paragraph-rsid="0051c729"/>
    </style:style>
    <style:style style:name="P86" style:family="paragraph" style:parent-style-name="Text_20_body">
      <style:text-properties officeooo:paragraph-rsid="0051c729"/>
    </style:style>
    <style:style style:name="P87" style:family="paragraph" style:parent-style-name="Text_20_body">
      <style:paragraph-properties fo:margin-left="0in" fo:margin-right="0in" fo:margin-top="0in" fo:margin-bottom="0in" style:contextual-spacing="false" fo:text-indent="0in" style:auto-text-indent="false"/>
      <style:text-properties loext:padding="0.0193in" loext:border="0.06pt solid #e5e7eb"/>
    </style:style>
    <style:style style:name="P88" style:family="paragraph" style:parent-style-name="Preformatted_20_Text" style:list-style-name="L1">
      <style:paragraph-properties fo:margin-left="0in" fo:margin-right="0in" fo:margin-top="0in" fo:margin-bottom="0.0972in" style:contextual-spacing="false" fo:text-indent="0in" style:auto-text-indent="false" fo:padding-left="0.0193in" fo:padding-right="0in" fo:padding-top="0.0193in" fo:padding-bottom="0.0193in" fo:border-left="0.06pt solid #b1b1b1" fo:border-right="none" fo:border-top="0.06pt solid #b1b1b1" fo:border-bottom="0.06pt solid #b1b1b1"/>
    </style:style>
    <style:style style:name="P89" style:family="paragraph" style:parent-style-name="Preformatted_20_Text" style:list-style-name="L2">
      <style:paragraph-properties fo:margin-left="0in" fo:margin-right="0in" fo:text-indent="0in" style:auto-text-indent="false" fo:padding="0.0193in" fo:border="0.06pt solid #e3e3e3"/>
    </style:style>
    <style:style style:name="P90" style:family="paragraph" style:parent-style-name="Preformatted_20_Text" style:list-style-name="L2">
      <style:paragraph-properties fo:padding="0.0193in" fo:border="0.06pt solid #e3e3e3"/>
    </style:style>
    <style:style style:name="P91" style:family="paragraph" style:parent-style-name="Preformatted_20_Text" style:list-style-name="L2">
      <style:paragraph-properties fo:margin-top="0in" fo:margin-bottom="0.1965in" style:contextual-spacing="false" fo:padding="0.0193in" fo:border="0.06pt solid #e3e3e3"/>
    </style:style>
    <style:style style:name="P92" style:family="paragraph" style:parent-style-name="Preformatted_20_Text">
      <style:text-properties officeooo:paragraph-rsid="00564eb4"/>
    </style:style>
    <style:style style:name="P93" style:family="paragraph" style:parent-style-name="Preformatted_20_Text">
      <style:text-properties officeooo:paragraph-rsid="0063d23b"/>
    </style:style>
    <style:style style:name="P94" style:family="paragraph" style:parent-style-name="Preformatted_20_Text">
      <style:text-properties officeooo:paragraph-rsid="006737a0"/>
    </style:style>
    <style:style style:name="P95" style:family="paragraph" style:parent-style-name="Text_20_body">
      <style:text-properties officeooo:paragraph-rsid="0053f479"/>
    </style:style>
    <style:style style:name="P96" style:family="paragraph" style:parent-style-name="Text_20_body">
      <style:text-properties officeooo:paragraph-rsid="00564eb4"/>
    </style:style>
    <style:style style:name="P97" style:family="paragraph" style:parent-style-name="Text_20_body">
      <style:text-properties officeooo:paragraph-rsid="0057179a"/>
    </style:style>
    <style:style style:name="P98" style:family="paragraph" style:parent-style-name="Text_20_body">
      <style:text-properties officeooo:paragraph-rsid="00579bac"/>
    </style:style>
    <style:style style:name="P99" style:family="paragraph" style:parent-style-name="Text_20_body">
      <style:text-properties officeooo:paragraph-rsid="0059558d"/>
    </style:style>
    <style:style style:name="P100" style:family="paragraph" style:parent-style-name="Text_20_body">
      <style:text-properties officeooo:paragraph-rsid="005b0c83"/>
    </style:style>
    <style:style style:name="P101" style:family="paragraph" style:parent-style-name="Text_20_body">
      <style:text-properties officeooo:paragraph-rsid="005b4031"/>
    </style:style>
    <style:style style:name="P102" style:family="paragraph" style:parent-style-name="Text_20_body">
      <style:text-properties officeooo:paragraph-rsid="005d437f"/>
    </style:style>
    <style:style style:name="P103" style:family="paragraph" style:parent-style-name="Text_20_body">
      <style:paragraph-properties fo:margin-left="0.4925in" fo:text-indent="0in" style:auto-text-indent="false"/>
      <style:text-properties officeooo:paragraph-rsid="005d437f"/>
    </style:style>
    <style:style style:name="P104" style:family="paragraph" style:parent-style-name="Text_20_body">
      <style:text-properties officeooo:paragraph-rsid="005f2cf1"/>
    </style:style>
    <style:style style:name="P105" style:family="paragraph" style:parent-style-name="Text_20_body">
      <style:text-properties officeooo:paragraph-rsid="0061308f"/>
    </style:style>
    <style:style style:name="P106" style:family="paragraph" style:parent-style-name="Text_20_body">
      <style:text-properties officeooo:paragraph-rsid="0063c1f1"/>
    </style:style>
    <style:style style:name="P107" style:family="paragraph" style:parent-style-name="Text_20_body">
      <style:text-properties officeooo:paragraph-rsid="0063d23b"/>
    </style:style>
    <style:style style:name="P108" style:family="paragraph" style:parent-style-name="Text_20_body">
      <style:text-properties officeooo:paragraph-rsid="00665343"/>
    </style:style>
    <style:style style:name="P109" style:family="paragraph" style:parent-style-name="Text_20_body">
      <style:text-properties officeooo:paragraph-rsid="006737a0"/>
    </style:style>
    <style:style style:name="P110" style:family="paragraph" style:parent-style-name="Text_20_body">
      <style:text-properties officeooo:paragraph-rsid="006bdcb2"/>
    </style:style>
    <style:style style:name="P111" style:family="paragraph" style:parent-style-name="Text_20_body">
      <style:text-properties fo:font-weight="bold" officeooo:rsid="006dcbff" officeooo:paragraph-rsid="006dcbff" style:font-weight-asian="bold" style:font-weight-complex="bold"/>
    </style:style>
    <style:style style:name="P112" style:family="paragraph" style:parent-style-name="Text_20_body">
      <style:text-properties fo:font-weight="normal" officeooo:rsid="006bdcb2" officeooo:paragraph-rsid="006bdcb2" style:font-weight-asian="normal" style:font-weight-complex="normal"/>
    </style:style>
    <style:style style:name="P113" style:family="paragraph" style:parent-style-name="Text_20_body">
      <style:text-properties fo:font-weight="normal" officeooo:rsid="006f690e" officeooo:paragraph-rsid="006f690e" style:font-weight-asian="normal" style:font-weight-complex="normal"/>
    </style:style>
    <style:style style:name="P114" style:family="paragraph" style:parent-style-name="Text_20_body">
      <style:text-properties fo:font-weight="normal" officeooo:rsid="00711183" officeooo:paragraph-rsid="006f690e" style:font-weight-asian="normal" style:font-weight-complex="normal"/>
    </style:style>
    <style:style style:name="P115" style:family="paragraph" style:parent-style-name="Text_20_body">
      <style:text-properties fo:font-weight="normal" officeooo:rsid="00721c51" officeooo:paragraph-rsid="00721c51" style:font-weight-asian="normal" style:font-weight-complex="normal"/>
    </style:style>
    <style:style style:name="P116" style:family="paragraph" style:parent-style-name="Text_20_body">
      <style:text-properties fo:font-style="italic" fo:font-weight="normal" officeooo:rsid="00721c51" officeooo:paragraph-rsid="00721c51" style:font-style-asian="italic" style:font-weight-asian="normal" style:font-style-complex="italic" style:font-weight-complex="normal"/>
    </style:style>
    <style:style style:name="P117" style:family="paragraph" style:parent-style-name="Text_20_body">
      <style:text-properties fo:font-style="italic" fo:font-weight="normal" officeooo:rsid="00723c69" officeooo:paragraph-rsid="00723c69" style:font-style-asian="italic" style:font-weight-asian="normal" style:font-style-complex="italic" style:font-weight-complex="normal"/>
    </style:style>
    <style:style style:name="P118" style:family="paragraph" style:parent-style-name="Text_20_body">
      <style:text-properties fo:font-style="normal" fo:font-weight="normal" officeooo:rsid="00723c69" officeooo:paragraph-rsid="00723c69" style:font-style-asian="normal" style:font-weight-asian="normal" style:font-style-complex="normal" style:font-weight-complex="normal"/>
    </style:style>
    <style:style style:name="P119" style:family="paragraph" style:parent-style-name="Text_20_body">
      <style:text-properties fo:font-style="normal" fo:font-weight="normal" officeooo:rsid="0073887e" officeooo:paragraph-rsid="0073887e"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54dbe" style:font-weight-asian="bold" style:font-weight-complex="bold"/>
    </style:style>
    <style:style style:name="T3" style:family="text">
      <style:text-properties fo:font-weight="bold" style:font-weight-asian="bold" style:font-weight-complex="bold" loext:padding="0in" loext:border="none"/>
    </style:style>
    <style:style style:name="T4" style:family="text">
      <style:text-properties fo:font-weight="bold" officeooo:rsid="00148053" style:font-weight-asian="bold" style:font-weight-complex="bold" loext:padding="0in" loext:border="none"/>
    </style:style>
    <style:style style:name="T5" style:family="text">
      <style:text-properties fo:font-weight="bold" officeooo:rsid="001adb42" style:font-weight-asian="bold" style:font-weight-complex="bold"/>
    </style:style>
    <style:style style:name="T6" style:family="text">
      <style:text-properties fo:font-weight="bold" officeooo:rsid="001d8d68" style:font-weight-asian="bold" style:font-weight-complex="bold"/>
    </style:style>
    <style:style style:name="T7" style:family="text">
      <style:text-properties fo:font-weight="bold" officeooo:rsid="0025ae77" style:font-weight-asian="bold" style:font-weight-complex="bold"/>
    </style:style>
    <style:style style:name="T8" style:family="text">
      <style:text-properties fo:font-weight="bold" officeooo:rsid="006bdcb2" style:font-weight-asian="bold" style:font-weight-complex="bold"/>
    </style:style>
    <style:style style:name="T9" style:family="text">
      <style:text-properties fo:font-weight="bold" officeooo:rsid="0073a913" style:font-weight-asian="bold" style:font-weight-complex="bold"/>
    </style:style>
    <style:style style:name="T10" style:family="text">
      <style:text-properties fo:font-weight="bold" fo:background-color="#ffffff" loext:char-shading-value="0" style:font-weight-asian="bold" style:font-weight-complex="bold" loext:padding="0in" loext:border="none"/>
    </style:style>
    <style:style style:name="T11" style:family="text">
      <style:text-properties fo:font-weight="bold" officeooo:rsid="000a93f0" fo:background-color="#ffffff" loext:char-shading-value="0" style:font-weight-asian="bold" style:font-weight-complex="bold"/>
    </style:style>
    <style:style style:name="T12" style:family="text">
      <style:text-properties fo:font-weight="bold" officeooo:rsid="000a93f0" fo:background-color="#ffffff" loext:char-shading-value="0" style:font-weight-asian="bold" style:font-weight-complex="bold" loext:padding="0in" loext:border="none"/>
    </style:style>
    <style:style style:name="T13" style:family="text">
      <style:text-properties fo:color="#dd4a68" loext:opacity="100%" fo:background-color="#f3f9fa" loext:char-shading-value="0" loext:padding="0in" loext:border="none"/>
    </style:style>
    <style:style style:name="T14" style:family="text">
      <style:text-properties fo:color="#dd4a68" loext:opacity="100%" fo:font-weight="bold" style:font-weight-asian="bold" style:font-weight-complex="bold" loext:padding="0in" loext:border="none"/>
    </style:style>
    <style:style style:name="T15" style:family="text">
      <style:text-properties fo:color="#ee9900" loext:opacity="100%" fo:background-color="#f3f9fa" loext:char-shading-value="0" loext:padding="0in" loext:border="none"/>
    </style:style>
    <style:style style:name="T16" style:family="text">
      <style:text-properties fo:color="#ee9900" loext:opacity="100%" fo:font-weight="bold" style:font-weight-asian="bold" style:font-weight-complex="bold" loext:padding="0in" loext:border="none"/>
    </style:style>
    <style:style style:name="T17" style:family="text">
      <style:text-properties fo:background-color="#f3f9fa" loext:char-shading-value="0" loext:padding="0in" loext:border="none"/>
    </style:style>
    <style:style style:name="T18" style:family="text">
      <style:text-properties fo:background-color="#ffffff" loext:char-shading-value="0" loext:padding="0in" loext:border="none"/>
    </style:style>
    <style:style style:name="T19" style:family="text">
      <style:text-properties officeooo:rsid="0030fd7c" fo:background-color="#ffffff" loext:char-shading-value="0" loext:padding="0in" loext:border="none"/>
    </style:style>
    <style:style style:name="T20" style:family="text">
      <style:text-properties officeooo:rsid="0032a52d" fo:background-color="#ffffff" loext:char-shading-value="0" loext:padding="0in" loext:border="none"/>
    </style:style>
    <style:style style:name="T21" style:family="text">
      <style:text-properties fo:font-weight="normal" style:font-weight-asian="normal" style:font-weight-complex="normal"/>
    </style:style>
    <style:style style:name="T22" style:family="text">
      <style:text-properties fo:font-weight="normal" officeooo:rsid="000d2e13" style:font-weight-asian="normal" style:font-weight-complex="normal"/>
    </style:style>
    <style:style style:name="T23" style:family="text">
      <style:text-properties fo:font-weight="normal" officeooo:rsid="000e5816" style:font-weight-asian="normal" style:font-weight-complex="normal"/>
    </style:style>
    <style:style style:name="T24" style:family="text">
      <style:text-properties fo:font-weight="normal" style:font-weight-asian="normal" style:font-weight-complex="normal" loext:padding="0in" loext:border="none"/>
    </style:style>
    <style:style style:name="T25" style:family="text">
      <style:text-properties fo:font-weight="normal" officeooo:rsid="0013e641" style:font-weight-asian="normal" style:font-weight-complex="normal"/>
    </style:style>
    <style:style style:name="T26" style:family="text">
      <style:text-properties fo:font-weight="normal" officeooo:rsid="0019bbff" style:font-weight-asian="normal" style:font-weight-complex="normal"/>
    </style:style>
    <style:style style:name="T27" style:family="text">
      <style:text-properties fo:font-weight="normal" officeooo:rsid="001adb42" style:font-weight-asian="normal" style:font-weight-complex="normal"/>
    </style:style>
    <style:style style:name="T28" style:family="text">
      <style:text-properties fo:font-weight="normal" officeooo:rsid="001d8d68" style:font-weight-asian="normal" style:font-weight-complex="normal"/>
    </style:style>
    <style:style style:name="T29" style:family="text">
      <style:text-properties fo:font-weight="normal" officeooo:rsid="001f8104" style:font-weight-asian="normal" style:font-weight-complex="normal"/>
    </style:style>
    <style:style style:name="T30" style:family="text">
      <style:text-properties fo:font-weight="normal" officeooo:rsid="001f88b3" style:font-weight-asian="normal" style:font-weight-complex="normal"/>
    </style:style>
    <style:style style:name="T31" style:family="text">
      <style:text-properties fo:font-weight="normal" officeooo:rsid="0025ff0b" style:font-weight-asian="normal" style:font-weight-complex="normal"/>
    </style:style>
    <style:style style:name="T32" style:family="text">
      <style:text-properties fo:font-weight="normal" officeooo:rsid="002772cf" style:font-weight-asian="normal" style:font-weight-complex="normal"/>
    </style:style>
    <style:style style:name="T33" style:family="text">
      <style:text-properties fo:font-weight="normal" officeooo:rsid="002958f8" style:font-weight-asian="normal" style:font-weight-complex="normal"/>
    </style:style>
    <style:style style:name="T34" style:family="text">
      <style:text-properties fo:font-weight="normal" officeooo:rsid="002e0c20" style:font-weight-asian="normal" style:font-weight-complex="normal"/>
    </style:style>
    <style:style style:name="T35" style:family="text">
      <style:text-properties fo:font-weight="normal" officeooo:rsid="002e485a" style:font-weight-asian="normal" style:font-weight-complex="normal"/>
    </style:style>
    <style:style style:name="T36" style:family="text">
      <style:text-properties fo:font-weight="normal" officeooo:rsid="002fc08f" style:font-weight-asian="normal" style:font-weight-complex="normal"/>
    </style:style>
    <style:style style:name="T37" style:family="text">
      <style:text-properties fo:font-weight="normal" officeooo:rsid="006bdcb2" style:font-weight-asian="normal" style:font-weight-complex="normal"/>
    </style:style>
    <style:style style:name="T38" style:family="text">
      <style:text-properties fo:font-weight="normal" officeooo:rsid="0004d3ec" fo:background-color="#ffffff" loext:char-shading-value="0" style:font-weight-asian="normal" style:font-weight-complex="normal" loext:padding="0in" loext:border="none"/>
    </style:style>
    <style:style style:name="T39" style:family="text">
      <style:text-properties fo:font-weight="normal" fo:background-color="#ffffff" loext:char-shading-value="0" style:font-weight-asian="normal" style:font-weight-complex="normal" loext:padding="0in" loext:border="none"/>
    </style:style>
    <style:style style:name="T40" style:family="text">
      <style:text-properties fo:font-weight="normal" officeooo:rsid="003acb9c" fo:background-color="#ffffff" loext:char-shading-value="0" style:font-weight-asian="normal" style:font-weight-complex="normal" loext:padding="0in" loext:border="none"/>
    </style:style>
    <style:style style:name="T41" style:family="text">
      <style:text-properties officeooo:rsid="0003281b"/>
    </style:style>
    <style:style style:name="T42" style:family="text">
      <style:text-properties officeooo:rsid="0004d3ec"/>
    </style:style>
    <style:style style:name="T43" style:family="text">
      <style:text-properties fo:color="#0086b3" loext:opacity="100%" fo:background-color="#ffffff" loext:char-shading-value="0" loext:padding="0in" loext:border="none"/>
    </style:style>
    <style:style style:name="T44" style:family="text">
      <style:text-properties fo:color="#0086b3" loext:opacity="100%" fo:font-weight="normal" officeooo:rsid="0004d3ec" fo:background-color="#ffffff" loext:char-shading-value="0" style:font-weight-asian="normal" style:font-weight-complex="normal" loext:padding="0in" loext:border="none"/>
    </style:style>
    <style:style style:name="T45" style:family="text">
      <style:text-properties fo:color="#0086b3" loext:opacity="100%" fo:font-weight="bold" officeooo:rsid="000a93f0" fo:background-color="#ffffff" loext:char-shading-value="0" style:font-weight-asian="bold" style:font-weight-complex="bold"/>
    </style:style>
    <style:style style:name="T46" style:family="text">
      <style:text-properties fo:color="#0086b3" loext:opacity="100%" fo:font-weight="bold" officeooo:rsid="000a93f0" fo:background-color="#ffffff" loext:char-shading-value="0" style:font-weight-asian="bold" style:font-weight-complex="bold" loext:padding="0in" loext:border="none"/>
    </style:style>
    <style:style style:name="T47" style:family="text">
      <style:text-properties fo:color="#0086b3" loext:opacity="100%" fo:font-weight="bold" style:font-weight-asian="bold" style:font-weight-complex="bold" loext:padding="0in" loext:border="none"/>
    </style:style>
    <style:style style:name="T48" style:family="text">
      <style:text-properties fo:color="#008080" loext:opacity="100%" fo:background-color="#ffffff" loext:char-shading-value="0" loext:padding="0in" loext:border="none"/>
    </style:style>
    <style:style style:name="T49" style:family="text">
      <style:text-properties fo:color="#008080" loext:opacity="100%" fo:font-weight="normal" officeooo:rsid="0004d3ec" fo:background-color="#ffffff" loext:char-shading-value="0" style:font-weight-asian="normal" style:font-weight-complex="normal" loext:padding="0in" loext:border="none"/>
    </style:style>
    <style:style style:name="T50" style:family="text">
      <style:text-properties fo:color="#008080" loext:opacity="100%" fo:font-weight="normal" fo:background-color="#ffffff" loext:char-shading-value="0" style:font-weight-asian="normal" style:font-weight-complex="normal" loext:padding="0in" loext:border="none"/>
    </style:style>
    <style:style style:name="T51" style:family="text">
      <style:text-properties fo:color="#008080" loext:opacity="100%" fo:font-weight="bold" style:font-weight-asian="bold" style:font-weight-complex="bold" loext:padding="0in" loext:border="none"/>
    </style:style>
    <style:style style:name="T52" style:family="text">
      <style:text-properties fo:color="#dd1144" loext:opacity="100%" fo:background-color="#ffffff" loext:char-shading-value="0" loext:padding="0in" loext:border="none"/>
    </style:style>
    <style:style style:name="T53" style:family="text">
      <style:text-properties fo:color="#dd1144" loext:opacity="100%" fo:font-weight="normal" officeooo:rsid="0004d3ec" fo:background-color="#ffffff" loext:char-shading-value="0" style:font-weight-asian="normal" style:font-weight-complex="normal" loext:padding="0in" loext:border="none"/>
    </style:style>
    <style:style style:name="T54" style:family="text">
      <style:text-properties fo:color="#dd1144" loext:opacity="100%" fo:font-weight="normal" fo:background-color="#ffffff" loext:char-shading-value="0" style:font-weight-asian="normal" style:font-weight-complex="normal" loext:padding="0in" loext:border="none"/>
    </style:style>
    <style:style style:name="T55" style:family="text">
      <style:text-properties officeooo:rsid="00054dbe"/>
    </style:style>
    <style:style style:name="T56" style:family="text">
      <style:text-properties officeooo:rsid="000801a1"/>
    </style:style>
    <style:style style:name="T57" style:family="text">
      <style:text-properties officeooo:rsid="000c2805"/>
    </style:style>
    <style:style style:name="T58" style:family="text">
      <style:text-properties fo:color="#990055" loext:opacity="100%" fo:font-weight="bold" style:font-weight-asian="bold" style:font-weight-complex="bold" loext:padding="0in" loext:border="none"/>
    </style:style>
    <style:style style:name="T59" style:family="text">
      <style:text-properties officeooo:rsid="0019bbff"/>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fo:background-color="#ffffff" loext:char-shading-value="0" style:font-style-asian="italic" style:font-weight-asian="normal" style:font-style-complex="italic" style:font-weight-complex="normal" loext:padding="0in" loext:border="none"/>
    </style:style>
    <style:style style:name="T62" style:family="text">
      <style:text-properties fo:font-style="italic" fo:font-weight="normal" officeooo:rsid="004fcfa8" fo:background-color="#ffffff" loext:char-shading-value="0" style:font-style-asian="italic" style:font-weight-asian="normal" style:font-style-complex="italic" style:font-weight-complex="normal" loext:padding="0.0193in" loext:border="0.06pt solid #e5e7eb"/>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4a348d" fo:background-color="#ffffff" loext:char-shading-value="0" style:font-style-asian="normal" style:font-weight-asian="normal" style:font-style-complex="normal" style:font-weight-complex="normal" loext:padding="0.0193in" loext:border="0.06pt solid #e3e3e3"/>
    </style:style>
    <style:style style:name="T65" style:family="text">
      <style:text-properties fo:font-style="normal" fo:font-weight="normal" officeooo:rsid="0053f479" fo:background-color="#ffffff" loext:char-shading-value="0" style:font-style-asian="normal" style:font-weight-asian="normal" style:font-style-complex="normal" style:font-weight-complex="normal" loext:padding="0.0193in" loext:border="0.06pt solid #e3e3e3"/>
    </style:style>
    <style:style style:name="T66" style:family="text">
      <style:text-properties fo:font-style="normal" fo:font-weight="normal" officeooo:rsid="0063d23b" fo:background-color="#ffffff" loext:char-shading-value="0" style:font-style-asian="normal" style:font-weight-asian="normal" style:font-style-complex="normal" style:font-weight-complex="normal" loext:padding="0.0193in" loext:border="0.06pt solid #e3e3e3"/>
    </style:style>
    <style:style style:name="T67" style:family="text">
      <style:text-properties fo:font-style="normal" fo:font-weight="normal" officeooo:rsid="0068bc2d" fo:background-color="#ffffff" loext:char-shading-value="0" style:font-style-asian="normal" style:font-weight-asian="normal" style:font-style-complex="normal" style:font-weight-complex="normal" loext:padding="0.0193in" loext:border="0.06pt solid #e3e3e3"/>
    </style:style>
    <style:style style:name="T68" style:family="text">
      <style:text-properties fo:font-style="normal" fo:font-weight="bold" officeooo:rsid="0051c729" fo:background-color="#ffffff" loext:char-shading-value="0" style:font-style-asian="normal" style:font-weight-asian="bold" style:font-style-complex="normal" style:font-weight-complex="bold" loext:padding="0.0193in" loext:border="0.06pt solid #e3e3e3"/>
    </style:style>
    <style:style style:name="T69" style:family="text">
      <style:text-properties fo:font-style="normal" fo:font-weight="bold" officeooo:rsid="0068bc2d" fo:background-color="#ffffff" loext:char-shading-value="0" style:font-style-asian="normal" style:font-weight-asian="bold" style:font-style-complex="normal" style:font-weight-complex="bold" loext:padding="0.0193in" loext:border="0.06pt solid #e3e3e3"/>
    </style:style>
    <style:style style:name="T70" style:family="text">
      <style:text-properties officeooo:rsid="00238369"/>
    </style:style>
    <style:style style:name="T71" style:family="text">
      <style:text-properties officeooo:rsid="0025ae77"/>
    </style:style>
    <style:style style:name="T72" style:family="text">
      <style:text-properties officeooo:rsid="0025ff0b"/>
    </style:style>
    <style:style style:name="T73" style:family="text">
      <style:text-properties officeooo:rsid="002958f8"/>
    </style:style>
    <style:style style:name="T74" style:family="text">
      <style:text-properties style:font-name="Liberation Serif" fo:font-weight="normal" fo:background-color="#ffffff" loext:char-shading-value="0" style:font-weight-asian="normal" style:font-weight-complex="normal" loext:padding="0in" loext:border="none"/>
    </style:style>
    <style:style style:name="T75" style:family="text">
      <style:text-properties style:font-name="Liberation Serif" fo:font-weight="normal" officeooo:rsid="003461e4" fo:background-color="#ffffff" loext:char-shading-value="0" style:font-weight-asian="normal" style:font-weight-complex="normal" loext:padding="0in" loext:border="none"/>
    </style:style>
    <style:style style:name="T76" style:family="text">
      <style:text-properties style:font-name="Liberation Serif" fo:font-weight="normal" officeooo:rsid="0034a4c6" fo:background-color="#ffffff" loext:char-shading-value="0" style:font-weight-asian="normal" style:font-weight-complex="normal" loext:padding="0in" loext:border="none"/>
    </style:style>
    <style:style style:name="T77" style:family="text">
      <style:text-properties style:font-name="Liberation Serif" fo:font-weight="normal" officeooo:rsid="0034cef2" fo:background-color="#ffffff" loext:char-shading-value="0" style:font-weight-asian="normal" style:font-weight-complex="normal" loext:padding="0in" loext:border="none"/>
    </style:style>
    <style:style style:name="T78" style:family="text">
      <style:text-properties style:font-name="Liberation Serif" fo:font-weight="normal" officeooo:rsid="003688b0" fo:background-color="#ffffff" loext:char-shading-value="0" style:font-weight-asian="normal" style:font-weight-complex="normal" loext:padding="0in" loext:border="none"/>
    </style:style>
    <style:style style:name="T79" style:family="text">
      <style:text-properties style:font-name="Liberation Serif" fo:font-weight="normal" officeooo:rsid="003839e7" fo:background-color="#ffffff" loext:char-shading-value="0" style:font-weight-asian="normal" style:font-weight-complex="normal" loext:padding="0in" loext:border="none"/>
    </style:style>
    <style:style style:name="T80" style:family="text">
      <style:text-properties style:font-name="Liberation Serif" fo:font-weight="normal" officeooo:rsid="003a1e78" fo:background-color="#ffffff" loext:char-shading-value="0" style:font-weight-asian="normal" style:font-weight-complex="normal" loext:padding="0in" loext:border="none"/>
    </style:style>
    <style:style style:name="T81" style:family="text">
      <style:text-properties style:font-name="Liberation Serif" fo:font-weight="normal" officeooo:rsid="003d4233" fo:background-color="#ffffff" loext:char-shading-value="0" style:font-weight-asian="normal" style:font-weight-complex="normal" loext:padding="0in" loext:border="none"/>
    </style:style>
    <style:style style:name="T82" style:family="text">
      <style:text-properties style:font-name="Liberation Serif" fo:font-weight="normal" officeooo:rsid="003d9854" fo:background-color="#ffffff" loext:char-shading-value="0" style:font-weight-asian="normal" style:font-weight-complex="normal" loext:padding="0in" loext:border="none"/>
    </style:style>
    <style:style style:name="T83" style:family="text">
      <style:text-properties style:font-name="Liberation Serif" fo:font-weight="normal" officeooo:rsid="003e7809" fo:background-color="#ffffff" loext:char-shading-value="0" style:font-weight-asian="normal" style:font-weight-complex="normal" loext:padding="0in" loext:border="none"/>
    </style:style>
    <style:style style:name="T84" style:family="text">
      <style:text-properties style:font-name="Liberation Serif" fo:font-weight="normal" officeooo:rsid="003f6ed9" fo:background-color="#ffffff" loext:char-shading-value="0" style:font-weight-asian="normal" style:font-weight-complex="normal" loext:padding="0in" loext:border="none"/>
    </style:style>
    <style:style style:name="T85" style:family="text">
      <style:text-properties style:font-name="Liberation Serif" fo:font-weight="normal" officeooo:rsid="0040c3dd" fo:background-color="#ffffff" loext:char-shading-value="0" style:font-weight-asian="normal" style:font-weight-complex="normal" loext:padding="0in" loext:border="none"/>
    </style:style>
    <style:style style:name="T86" style:family="text">
      <style:text-properties style:font-name="Liberation Serif" fo:font-weight="normal" officeooo:rsid="004226f1" fo:background-color="#ffffff" loext:char-shading-value="0" style:font-weight-asian="normal" style:font-weight-complex="normal" loext:padding="0in" loext:border="none"/>
    </style:style>
    <style:style style:name="T87" style:family="text">
      <style:text-properties style:font-name="Liberation Serif" fo:font-weight="bold" officeooo:rsid="0034a4c6" fo:background-color="#ffffff" loext:char-shading-value="0" style:font-weight-asian="bold" style:font-weight-complex="bold" loext:padding="0in" loext:border="none"/>
    </style:style>
    <style:style style:name="T88" style:family="text">
      <style:text-properties style:font-name="Liberation Serif" fo:font-weight="bold" officeooo:rsid="003688b0" fo:background-color="#ffffff" loext:char-shading-value="0" style:font-weight-asian="bold" style:font-weight-complex="bold" loext:padding="0in" loext:border="none"/>
    </style:style>
    <style:style style:name="T89" style:family="text">
      <style:text-properties style:font-name="Liberation Serif" fo:font-weight="bold" officeooo:rsid="003d9854" fo:background-color="#ffffff" loext:char-shading-value="0" style:font-weight-asian="bold" style:font-weight-complex="bold" loext:padding="0in" loext:border="none"/>
    </style:style>
    <style:style style:name="T90" style:family="text">
      <style:text-properties style:font-name="Liberation Serif" fo:font-weight="bold" officeooo:rsid="004226f1" fo:background-color="#ffffff" loext:char-shading-value="0" style:font-weight-asian="bold" style:font-weight-complex="bold" loext:padding="0in" loext:border="none"/>
    </style:style>
    <style:style style:name="T91" style:family="text">
      <style:text-properties style:font-name="Liberation Serif" fo:font-style="italic" fo:font-weight="normal" officeooo:rsid="004226f1" fo:background-color="#ffffff" loext:char-shading-value="0" style:font-style-asian="italic" style:font-weight-asian="normal" style:font-style-complex="italic" style:font-weight-complex="normal" loext:padding="0in" loext:border="none"/>
    </style:style>
    <style:style style:name="T92" style:family="text">
      <style:text-properties style:font-name="Liberation Serif" fo:font-style="italic" fo:font-weight="normal" officeooo:rsid="004fcfa8" fo:background-color="#ffffff" loext:char-shading-value="0" style:font-style-asian="italic" style:font-weight-asian="normal" style:font-style-complex="italic" style:font-weight-complex="normal" loext:padding="0in" loext:border="none"/>
    </style:style>
    <style:style style:name="T93" style:family="text">
      <style:text-properties style:font-name="Liberation Serif" fo:font-style="italic" fo:font-weight="normal" officeooo:rsid="006737a0" fo:background-color="#ffffff" loext:char-shading-value="0" style:font-style-asian="italic" style:font-weight-asian="normal" style:font-style-complex="italic" style:font-weight-complex="normal" loext:padding="0in" loext:border="none"/>
    </style:style>
    <style:style style:name="T94" style:family="text">
      <style:text-properties style:font-name="Liberation Serif" fo:font-style="normal" fo:font-weight="normal" officeooo:rsid="004226f1" fo:background-color="#ffffff" loext:char-shading-value="0" style:font-style-asian="normal" style:font-weight-asian="normal" style:font-style-complex="normal" style:font-weight-complex="normal" loext:padding="0in" loext:border="none"/>
    </style:style>
    <style:style style:name="T95" style:family="text">
      <style:text-properties style:font-name="Liberation Serif" fo:font-style="normal" fo:font-weight="normal" officeooo:rsid="0043c2c8" fo:background-color="#ffffff" loext:char-shading-value="0" style:font-style-asian="normal" style:font-weight-asian="normal" style:font-style-complex="normal" style:font-weight-complex="normal" loext:padding="0in" loext:border="none"/>
    </style:style>
    <style:style style:name="T96" style:family="text">
      <style:text-properties style:font-name="Liberation Serif" fo:font-style="normal" fo:font-weight="normal" officeooo:rsid="0044f829" fo:background-color="#ffffff" loext:char-shading-value="0" style:font-style-asian="normal" style:font-weight-asian="normal" style:font-style-complex="normal" style:font-weight-complex="normal" loext:padding="0in" loext:border="none"/>
    </style:style>
    <style:style style:name="T97" style:family="text">
      <style:text-properties style:font-name="Liberation Serif" fo:font-style="normal" fo:font-weight="normal" officeooo:rsid="00488f2c" fo:background-color="#ffffff" loext:char-shading-value="0" style:font-style-asian="normal" style:font-weight-asian="normal" style:font-style-complex="normal" style:font-weight-complex="normal" loext:padding="0in" loext:border="none"/>
    </style:style>
    <style:style style:name="T98" style:family="text">
      <style:text-properties style:font-name="Liberation Serif" fo:font-style="normal" fo:font-weight="normal" officeooo:rsid="004a348d" fo:background-color="#ffffff" loext:char-shading-value="0" style:font-style-asian="normal" style:font-weight-asian="normal" style:font-style-complex="normal" style:font-weight-complex="normal" loext:padding="0in" loext:border="none"/>
    </style:style>
    <style:style style:name="T99" style:family="text">
      <style:text-properties style:font-name="Liberation Serif" fo:font-style="normal" fo:font-weight="normal" officeooo:rsid="004d2ffa" fo:background-color="#ffffff" loext:char-shading-value="0" style:font-style-asian="normal" style:font-weight-asian="normal" style:font-style-complex="normal" style:font-weight-complex="normal" loext:padding="0.0193in" loext:border="0.06pt solid #e3e3e3"/>
    </style:style>
    <style:style style:name="T100" style:family="text">
      <style:text-properties style:font-name="Liberation Serif" fo:font-style="normal" fo:font-weight="normal" officeooo:rsid="004eb99e" fo:background-color="#ffffff" loext:char-shading-value="0" style:font-style-asian="normal" style:font-weight-asian="normal" style:font-style-complex="normal" style:font-weight-complex="normal" loext:padding="0in" loext:border="none"/>
    </style:style>
    <style:style style:name="T101" style:family="text">
      <style:text-properties style:font-name="Liberation Serif" fo:font-style="normal" fo:font-weight="normal" officeooo:rsid="004fcfa8" fo:background-color="#ffffff" loext:char-shading-value="0" style:font-style-asian="normal" style:font-weight-asian="normal" style:font-style-complex="normal" style:font-weight-complex="normal" loext:padding="0in" loext:border="none"/>
    </style:style>
    <style:style style:name="T102" style:family="text">
      <style:text-properties style:font-name="Liberation Serif" fo:font-style="normal" fo:font-weight="normal" officeooo:rsid="005290d9" fo:background-color="#ffffff" loext:char-shading-value="0" style:font-style-asian="normal" style:font-weight-asian="normal" style:font-style-complex="normal" style:font-weight-complex="normal" loext:padding="0in" loext:border="none"/>
    </style:style>
    <style:style style:name="T103" style:family="text">
      <style:text-properties style:font-name="Liberation Serif" fo:font-style="normal" fo:font-weight="normal" officeooo:rsid="00564eb4" fo:background-color="#ffffff" loext:char-shading-value="0" style:font-style-asian="normal" style:font-weight-asian="normal" style:font-style-complex="normal" style:font-weight-complex="normal" loext:padding="0in" loext:border="none"/>
    </style:style>
    <style:style style:name="T104" style:family="text">
      <style:text-properties style:font-name="Liberation Serif" fo:font-style="normal" fo:font-weight="normal" officeooo:rsid="0057179a" fo:background-color="#ffffff" loext:char-shading-value="0" style:font-style-asian="normal" style:font-weight-asian="normal" style:font-style-complex="normal" style:font-weight-complex="normal" loext:padding="0in" loext:border="none"/>
    </style:style>
    <style:style style:name="T105" style:family="text">
      <style:text-properties style:font-name="Liberation Serif" fo:font-style="normal" fo:font-weight="normal" officeooo:rsid="0059558d" fo:background-color="#ffffff" loext:char-shading-value="0" style:font-style-asian="normal" style:font-weight-asian="normal" style:font-style-complex="normal" style:font-weight-complex="normal" loext:padding="0in" loext:border="none"/>
    </style:style>
    <style:style style:name="T106" style:family="text">
      <style:text-properties style:font-name="Liberation Serif" fo:font-style="normal" fo:font-weight="normal" officeooo:rsid="005bef85" fo:background-color="#ffffff" loext:char-shading-value="0" style:font-style-asian="normal" style:font-weight-asian="normal" style:font-style-complex="normal" style:font-weight-complex="normal" loext:padding="0in" loext:border="none"/>
    </style:style>
    <style:style style:name="T107" style:family="text">
      <style:text-properties style:font-name="Liberation Serif" fo:font-style="normal" fo:font-weight="normal" officeooo:rsid="005d437f" fo:background-color="#ffffff" loext:char-shading-value="0" style:font-style-asian="normal" style:font-weight-asian="normal" style:font-style-complex="normal" style:font-weight-complex="normal" loext:padding="0in" loext:border="none"/>
    </style:style>
    <style:style style:name="T108" style:family="text">
      <style:text-properties style:font-name="Liberation Serif" fo:font-style="normal" fo:font-weight="normal" officeooo:rsid="005f18bc" fo:background-color="#ffffff" loext:char-shading-value="0" style:font-style-asian="normal" style:font-weight-asian="normal" style:font-style-complex="normal" style:font-weight-complex="normal" loext:padding="0in" loext:border="none"/>
    </style:style>
    <style:style style:name="T109" style:family="text">
      <style:text-properties style:font-name="Liberation Serif" fo:font-style="normal" fo:font-weight="normal" officeooo:rsid="005f2cf1" fo:background-color="#ffffff" loext:char-shading-value="0" style:font-style-asian="normal" style:font-weight-asian="normal" style:font-style-complex="normal" style:font-weight-complex="normal" loext:padding="0in" loext:border="none"/>
    </style:style>
    <style:style style:name="T110" style:family="text">
      <style:text-properties style:font-name="Liberation Serif" fo:font-style="normal" fo:font-weight="normal" officeooo:rsid="0061308f" fo:background-color="#ffffff" loext:char-shading-value="0" style:font-style-asian="normal" style:font-weight-asian="normal" style:font-style-complex="normal" style:font-weight-complex="normal" loext:padding="0in" loext:border="none"/>
    </style:style>
    <style:style style:name="T111" style:family="text">
      <style:text-properties style:font-name="Liberation Serif" fo:font-style="normal" fo:font-weight="normal" officeooo:rsid="0062f137" fo:background-color="#ffffff" loext:char-shading-value="0" style:font-style-asian="normal" style:font-weight-asian="normal" style:font-style-complex="normal" style:font-weight-complex="normal" loext:padding="0in" loext:border="none"/>
    </style:style>
    <style:style style:name="T112" style:family="text">
      <style:text-properties style:font-name="Liberation Serif" fo:font-style="normal" fo:font-weight="normal" officeooo:rsid="0063c1f1" fo:background-color="#ffffff" loext:char-shading-value="0" style:font-style-asian="normal" style:font-weight-asian="normal" style:font-style-complex="normal" style:font-weight-complex="normal" loext:padding="0in" loext:border="none"/>
    </style:style>
    <style:style style:name="T113" style:family="text">
      <style:text-properties style:font-name="Liberation Serif" fo:font-style="normal" fo:font-weight="normal" officeooo:rsid="0063d23b" fo:background-color="#ffffff" loext:char-shading-value="0" style:font-style-asian="normal" style:font-weight-asian="normal" style:font-style-complex="normal" style:font-weight-complex="normal" loext:padding="0in" loext:border="none"/>
    </style:style>
    <style:style style:name="T114" style:family="text">
      <style:text-properties style:font-name="Liberation Serif" fo:font-style="normal" fo:font-weight="normal" officeooo:rsid="00665343" fo:background-color="#ffffff" loext:char-shading-value="0" style:font-style-asian="normal" style:font-weight-asian="normal" style:font-style-complex="normal" style:font-weight-complex="normal" loext:padding="0in" loext:border="none"/>
    </style:style>
    <style:style style:name="T115" style:family="text">
      <style:text-properties style:font-name="Liberation Serif" fo:font-style="normal" fo:font-weight="normal" officeooo:rsid="006737a0" fo:background-color="#ffffff" loext:char-shading-value="0" style:font-style-asian="normal" style:font-weight-asian="normal" style:font-style-complex="normal" style:font-weight-complex="normal" loext:padding="0in" loext:border="none"/>
    </style:style>
    <style:style style:name="T116" style:family="text">
      <style:text-properties style:font-name="Liberation Serif" fo:font-style="normal" fo:font-weight="normal" officeooo:rsid="0068bc2d" fo:background-color="#ffffff" loext:char-shading-value="0" style:font-style-asian="normal" style:font-weight-asian="normal" style:font-style-complex="normal" style:font-weight-complex="normal" loext:padding="0in" loext:border="none"/>
    </style:style>
    <style:style style:name="T117" style:family="text">
      <style:text-properties style:font-name="Liberation Serif" fo:font-style="normal" fo:font-weight="bold" officeooo:rsid="00488f2c" fo:background-color="#ffffff" loext:char-shading-value="0" style:font-style-asian="normal" style:font-weight-asian="bold" style:font-style-complex="normal" style:font-weight-complex="bold" loext:padding="0in" loext:border="none"/>
    </style:style>
    <style:style style:name="T118" style:family="text">
      <style:text-properties style:font-name="Liberation Serif" fo:font-style="normal" fo:font-weight="bold" officeooo:rsid="004a348d" fo:background-color="#ffffff" loext:char-shading-value="0" style:font-style-asian="normal" style:font-weight-asian="bold" style:font-style-complex="normal" style:font-weight-complex="bold" loext:padding="0in" loext:border="none"/>
    </style:style>
    <style:style style:name="T119" style:family="text">
      <style:text-properties style:font-name="Liberation Serif" fo:font-style="normal" fo:font-weight="bold" officeooo:rsid="004b265d" fo:background-color="#ffffff" loext:char-shading-value="0" style:font-style-asian="normal" style:font-weight-asian="bold" style:font-style-complex="normal" style:font-weight-complex="bold" loext:padding="0in" loext:border="none"/>
    </style:style>
    <style:style style:name="T120" style:family="text">
      <style:text-properties style:font-name="Liberation Serif" fo:font-style="normal" fo:font-weight="bold" officeooo:rsid="004d2ffa" fo:background-color="#ffffff" loext:char-shading-value="0" style:font-style-asian="normal" style:font-weight-asian="bold" style:font-style-complex="normal" style:font-weight-complex="bold" loext:padding="0in" loext:border="none"/>
    </style:style>
    <style:style style:name="T121" style:family="text">
      <style:text-properties style:font-name="Liberation Serif" fo:font-style="normal" fo:font-weight="bold" officeooo:rsid="004fcfa8" fo:background-color="#ffffff" loext:char-shading-value="0" style:font-style-asian="normal" style:font-weight-asian="bold" style:font-style-complex="normal" style:font-weight-complex="bold" loext:padding="0in" loext:border="none"/>
    </style:style>
    <style:style style:name="T122" style:family="text">
      <style:text-properties style:font-name="Liberation Serif" fo:font-style="normal" fo:font-weight="bold" officeooo:rsid="0051c729" fo:background-color="#ffffff" loext:char-shading-value="0" style:font-style-asian="normal" style:font-weight-asian="bold" style:font-style-complex="normal" style:font-weight-complex="bold" loext:padding="0in" loext:border="none"/>
    </style:style>
    <style:style style:name="T123" style:family="text">
      <style:text-properties style:font-name="Liberation Serif" fo:font-style="normal" fo:font-weight="bold" officeooo:rsid="0053f479" fo:background-color="#ffffff" loext:char-shading-value="0" style:font-style-asian="normal" style:font-weight-asian="bold" style:font-style-complex="normal" style:font-weight-complex="bold" loext:padding="0in" loext:border="none"/>
    </style:style>
    <style:style style:name="T124" style:family="text">
      <style:text-properties style:font-name="Liberation Serif" fo:font-style="normal" fo:font-weight="bold" officeooo:rsid="00564eb4" fo:background-color="#ffffff" loext:char-shading-value="0" style:font-style-asian="normal" style:font-weight-asian="bold" style:font-style-complex="normal" style:font-weight-complex="bold" loext:padding="0in" loext:border="none"/>
    </style:style>
    <style:style style:name="T125" style:family="text">
      <style:text-properties style:font-name="Liberation Serif" fo:font-style="normal" fo:font-weight="bold" officeooo:rsid="0057179a" fo:background-color="#ffffff" loext:char-shading-value="0" style:font-style-asian="normal" style:font-weight-asian="bold" style:font-style-complex="normal" style:font-weight-complex="bold" loext:padding="0in" loext:border="none"/>
    </style:style>
    <style:style style:name="T126" style:family="text">
      <style:text-properties style:font-name="Liberation Serif" fo:font-style="normal" fo:font-weight="bold" officeooo:rsid="00579bac" fo:background-color="#ffffff" loext:char-shading-value="0" style:font-style-asian="normal" style:font-weight-asian="bold" style:font-style-complex="normal" style:font-weight-complex="bold" loext:padding="0in" loext:border="none"/>
    </style:style>
    <style:style style:name="T127" style:family="text">
      <style:text-properties style:font-name="Liberation Serif" fo:font-style="normal" fo:font-weight="bold" officeooo:rsid="005b0c83" fo:background-color="#ffffff" loext:char-shading-value="0" style:font-style-asian="normal" style:font-weight-asian="bold" style:font-style-complex="normal" style:font-weight-complex="bold" loext:padding="0in" loext:border="none"/>
    </style:style>
    <style:style style:name="T128" style:family="text">
      <style:text-properties style:font-name="Liberation Serif" fo:font-style="normal" fo:font-weight="bold" officeooo:rsid="005f18bc" fo:background-color="#ffffff" loext:char-shading-value="0" style:font-style-asian="normal" style:font-weight-asian="bold" style:font-style-complex="normal" style:font-weight-complex="bold" loext:padding="0in" loext:border="none"/>
    </style:style>
    <style:style style:name="T129" style:family="text">
      <style:text-properties style:font-name="Liberation Serif" fo:font-style="normal" fo:font-weight="bold" officeooo:rsid="0061308f" fo:background-color="#ffffff" loext:char-shading-value="0" style:font-style-asian="normal" style:font-weight-asian="bold" style:font-style-complex="normal" style:font-weight-complex="bold" loext:padding="0in" loext:border="none"/>
    </style:style>
    <style:style style:name="T130" style:family="text">
      <style:text-properties style:font-name="Liberation Serif" fo:font-style="normal" fo:font-weight="bold" officeooo:rsid="0063d23b" fo:background-color="#ffffff" loext:char-shading-value="0" style:font-style-asian="normal" style:font-weight-asian="bold" style:font-style-complex="normal" style:font-weight-complex="bold" loext:padding="0in" loext:border="none"/>
    </style:style>
    <style:style style:name="T131" style:family="text">
      <style:text-properties style:font-name="Liberation Serif" fo:font-style="normal" fo:font-weight="bold" officeooo:rsid="00665343" fo:background-color="#ffffff" loext:char-shading-value="0" style:font-style-asian="normal" style:font-weight-asian="bold" style:font-style-complex="normal" style:font-weight-complex="bold" loext:padding="0in" loext:border="none"/>
    </style:style>
    <style:style style:name="T132" style:family="text">
      <style:text-properties style:font-name="Liberation Serif" fo:font-style="normal" fo:font-weight="bold" officeooo:rsid="0068bc2d" fo:background-color="#ffffff" loext:char-shading-value="0" style:font-style-asian="normal" style:font-weight-asian="bold" style:font-style-complex="normal" style:font-weight-complex="bold" loext:padding="0in" loext:border="none"/>
    </style:style>
    <style:style style:name="T133" style:family="text">
      <style:text-properties officeooo:rsid="003f6ed9"/>
    </style:style>
    <style:style style:name="T134" style:family="text">
      <style:text-properties loext:padding="0.0193in" loext:border="0.06pt solid #e3e3e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686007088"/>Kubevirt Guided “Getting Started” Tutorial:<text:bookmark-end text:name="__RefHeading___Toc97_686007088"/></text:h>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97_686007088" text:style-name="Index_20_Link" text:visited-style-name="Index_20_Link">Kubevirt Guided “Getting Started” Tutorial:<text:tab/>1</text:a></text:p>
          <text:p text:style-name="P82"><text:a xlink:type="simple" xlink:href="#__RefHeading___Toc99_686007088" text:style-name="Index_20_Link" text:visited-style-name="Index_20_Link">My Server/Setup Information:<text:tab/>1</text:a></text:p>
          <text:p text:style-name="P82"><text:a xlink:type="simple" xlink:href="#__RefHeading___Toc101_686007088" text:style-name="Index_20_Link" text:visited-style-name="Index_20_Link">Minikube Getting Started:<text:tab/>2</text:a></text:p>
          <text:p text:style-name="P82"><text:a xlink:type="simple" xlink:href="#__RefHeading___Toc103_686007088" text:style-name="Index_20_Link" text:visited-style-name="Index_20_Link">Installing KubeVirt<text:tab/>3</text:a></text:p>
          <text:p text:style-name="P82"><text:a xlink:type="simple" xlink:href="#__RefHeading___Toc105_686007088" text:style-name="Index_20_Link" text:visited-style-name="Index_20_Link">Install Virtctl:<text:tab/>5</text:a></text:p>
          <text:p text:style-name="P82"><text:a xlink:type="simple" xlink:href="#__RefHeading___Toc1915_1492707457" text:style-name="Index_20_Link" text:visited-style-name="Index_20_Link">Lab 1: Using KubeVirt:<text:tab/>6</text:a></text:p>
          <text:p text:style-name="P82"><text:a xlink:type="simple" xlink:href="#__RefHeading___Toc1917_1492707457" text:style-name="Index_20_Link" text:visited-style-name="Index_20_Link">Day3: More experimentation:<text:tab/>8</text:a></text:p>
          <text:p text:style-name="P82"><text:a xlink:type="simple" xlink:href="#__RefHeading___Toc1919_1492707457" text:style-name="Index_20_Link" text:visited-style-name="Index_20_Link">Experiment with the CDI<text:tab/>9</text:a></text:p>
          <text:p text:style-name="P82"><text:a xlink:type="simple" xlink:href="#__RefHeading___Toc1921_1492707457" text:style-name="Index_20_Link" text:visited-style-name="Index_20_Link">Round 3: Setting Up Bare-Metal (okay, virtual) “Real” Kubernetes:<text:tab/>12</text:a></text:p>
        </text:index-body>
      </text:table-of-content>
      <text:p text:style-name="Text_20_body"/>
      <text:p text:style-name="P36"/>
      <text:h text:style-name="Heading_20_2" text:outline-level="2"><text:bookmark-start text:name="__RefHeading___Toc99_686007088"/>My Server/Setup Information:<text:bookmark-end text:name="__RefHeading___Toc99_686007088"/></text:h>
      <text:p text:style-name="P40"/>
      <text:p text:style-name="P9"><text:span text:style-name="T1">Server:</text:span> I’m using Fedora 39 as a VM Lab right now. It has 8 Zen2 Cores (16 threads), 32gb of RAM allocated to it, and 100gb of NVME storage (gen4, running at max gen3 speeds). For my own purposes I also have an Lxqt desktop installed, but that will not be relevant to this tutorial.</text:p>
      <text:p text:style-name="P9"/>
      <text:p text:style-name="P37">IDE: <text:span text:style-name="T21">VS Codium</text:span></text:p>
      <text:p text:style-name="P9"/>
      <text:p text:style-name="P36">The Tutorial:</text:p>
      <text:p text:style-name="P36"><text:a xlink:type="simple" xlink:href="https://kubevirt.io/quickstart_minikube/" text:style-name="Internet_20_link" text:visited-style-name="Visited_20_Internet_20_Link">https://kubevirt.io/quickstart_minikube/</text:a></text:p>
      <text:p text:style-name="P36"/>
      <text:p text:style-name="P36"/>
      <text:h text:style-name="P1" text:outline-level="2"><text:bookmark-start text:name="__RefHeading___Toc101_686007088"/>Minikube Getting Started:<text:bookmark-end text:name="__RefHeading___Toc101_686007088"/></text:h>
      <text:p text:style-name="P9"/>
      <text:p text:style-name="P8"><text:span text:style-name="Source_20_Text"><text:span text:style-name="T13">curl</text:span></text:span><text:span text:style-name="Source_20_Text"><text:span text:style-name="T17"> </text:span></text:span><text:span text:style-name="Source_20_Text"><text:span text:style-name="T15">-LO</text:span></text:span><text:span text:style-name="Source_20_Text"><text:span text:style-name="T17"> https://storage.googleapis.com/minikube/releases/latest/minikube-linux-amd64</text:span></text:span></text:p>
      <text:p text:style-name="P2"><text:span text:style-name="Source_20_Text"><text:span text:style-name="T13">sudo</text:span></text:span><text:span text:style-name="Source_20_Text"><text:span text:style-name="T17"> </text:span></text:span><text:span text:style-name="Source_20_Text"><text:span text:style-name="T13">install</text:span></text:span><text:span text:style-name="Source_20_Text"><text:span text:style-name="T17"> minikube-linux-amd64 /usr/local/bin/minikube </text:span></text:span><text:span text:style-name="Source_20_Text"><text:span text:style-name="T18">&amp;&amp;</text:span></text:span><text:span text:style-name="Source_20_Text"><text:span text:style-name="T17"> </text:span></text:span><text:span text:style-name="Source_20_Text"><text:span text:style-name="T13">rm</text:span></text:span><text:span text:style-name="Source_20_Text"><text:span text:style-name="T17"> minikube-linux-amd64</text:span></text:span></text:p>
      <text:p text:style-name="P9">After that, you should be able to run “minikube”.. <text:span text:style-name="T41">okay it works.. </text:span><text:span text:style-name="T42">moving on.</text:span></text:p>
      <text:p text:style-name="P9"/>
      <text:p text:style-name="P16">We could install our own kubectl, and in a real install you’ll want one. But every <text:span text:style-name="T1">minikube </text:span>comes with its own <text:span text:style-name="T1">kubectl </text:span>. Let’s alias it so that our lab only uses that:</text:p>
      <text:p text:style-name="P16"/>
      <text:p text:style-name="P29"><text:bookmark text:name="code0"/><text:span text:style-name="Source_20_Text"><text:span text:style-name="T44">alias </text:span></text:span><text:span text:style-name="Source_20_Text"><text:span text:style-name="T49">kubectl</text:span></text:span><text:span text:style-name="Source_20_Text"><text:span text:style-name="T38">=</text:span></text:span><text:span text:style-name="Source_20_Text"><text:span text:style-name="T53">'minikube kubectl --'</text:span></text:span></text:p>
      <text:p text:style-name="P16"/>
      <text:p text:style-name="P17">They suggest the above. I’m going to run that now and also add it to my .bashrc. <text:span text:style-name="T55">After doing so, run </text:span><text:span text:style-name="T2">kubectl </text:span><text:span text:style-name="T55">once so that your minikube downloads the compatible version for itself.</text:span></text:p>
      <text:p text:style-name="P17"/>
      <text:p text:style-name="P11">Let’s start our minikube:</text:p>
      <text:p text:style-name="P11"/>
      <text:p text:style-name="P15">Combining with:</text:p>
      <text:p text:style-name="P15"><text:a xlink:type="simple" xlink:href="https://minikube.sigs.k8s.io/docs/handbook/addons/kubevirt/" text:style-name="Internet_20_link" text:visited-style-name="Visited_20_Internet_20_Link">https://minikube.sigs.k8s.io/docs/handbook/addons/kubevirt/</text:a></text:p>
      <text:p text:style-name="P15"/>
      <text:p text:style-name="P14"><text:span text:style-name="Source_20_Text"><text:span text:style-name="T3">minikube config </text:span></text:span><text:span text:style-name="Source_20_Text"><text:span text:style-name="T16">-p</text:span></text:span><text:span text:style-name="Source_20_Text"><text:span text:style-name="T3"> kubevirt </text:span></text:span><text:span text:style-name="Source_20_Text"><text:span text:style-name="T14">set</text:span></text:span><text:span text:style-name="Source_20_Text"><text:span text:style-name="T3"> memory </text:span></text:span><text:span text:style-name="Source_20_Text"><text:span text:style-name="T58">4096</text:span></text:span></text:p>
      <text:p text:style-name="P4"><text:span text:style-name="Source_20_Text"><text:span text:style-name="T3">minikube config </text:span></text:span><text:span text:style-name="Source_20_Text"><text:span text:style-name="T16">-p</text:span></text:span><text:span text:style-name="Source_20_Text"><text:span text:style-name="T3"> kubevirt </text:span></text:span><text:span text:style-name="Source_20_Text"><text:span text:style-name="T14">set</text:span></text:span><text:span text:style-name="Source_20_Text"><text:span text:style-name="T3"> vm-driver kvm2</text:span></text:span></text:p>
      <text:p text:style-name="P2"><text:span text:style-name="Source_20_Text"><text:span text:style-name="T3">minikube start </text:span></text:span><text:span text:style-name="Source_20_Text"><text:span text:style-name="T16">-p</text:span></text:span><text:span text:style-name="Source_20_Text"><text:span text:style-name="T3"> kubevirt --</text:span></text:span><text:span text:style-name="Source_20_Text"><text:span text:style-name="T4">cni=flannel</text:span></text:span></text:p>
      <text:p text:style-name="P58"><text:span text:style-name="Source_20_Text"><text:span text:style-name="T11">minikube profile kubevirt</text:span></text:span></text:p>
      <text:p text:style-name="P58"><text:span text:style-name="Source_20_Text"><text:span text:style-name="T11"/></text:span></text:p>
      <text:p text:style-name="P58"><text:bookmark text:name="code4 Copy 1 Copy 1 Copy 1"/><text:span text:style-name="Source_20_Text"><text:span text:style-name="T11">minikube addons </text:span></text:span><text:span text:style-name="Source_20_Text"><text:span text:style-name="T45">enable </text:span></text:span><text:span text:style-name="Source_20_Text"><text:span text:style-name="T11">kubevirt</text:span></text:span></text:p>
      <text:p text:style-name="P59"/>
      <text:p text:style-name="P62">The “-p” set up a “profile”. I’m guessing this is something like a venv? Before understanding more, I’m going to switch profiles with the last command above, <text:span text:style-name="T59">otherwise default it will look for a cluster named </text:span><text:span text:style-name="T5">minikube </text:span><text:span text:style-name="T27">by default which won’t be there</text:span><text:span text:style-name="T26">.</text:span></text:p>
      <text:p text:style-name="P59"/>
      <text:p text:style-name="P11">This will take a few minutes to get going.</text:p>
      <text:p text:style-name="P11"/>
      <text:p text:style-name="P10"><text:bookmark text:name="code3"/><text:span text:style-name="Source_20_Text"><text:span text:style-name="T10">minikube start --nodes=2 –cni=flannel </text:span></text:span></text:p>
      <text:p text:style-name="P57"><text:bookmark text:name="code4 Copy 1 Copy 1"/><text:span text:style-name="Source_20_Text"><text:span text:style-name="T12">minikube addons </text:span></text:span><text:span text:style-name="Source_20_Text"><text:span text:style-name="T46">enable </text:span></text:span><text:span text:style-name="Source_20_Text"><text:span text:style-name="T12">kubevirt</text:span></text:span></text:p>
      <text:p text:style-name="P11"/>
      <text:p text:style-name="P18">You can also start minikube with multiple nodes if you want. For simplicity, let’s not do this though… <text:span text:style-name="T56">for now…</text:span></text:p>
      <text:p text:style-name="P18"/>
      <text:p text:style-name="P57"><text:bookmark text:name="code4 Copy 1"/><text:span text:style-name="Source_20_Text"><text:span text:style-name="T12">minikube addons </text:span></text:span><text:span text:style-name="Source_20_Text"><text:span text:style-name="T46">enable </text:span></text:span><text:span text:style-name="Source_20_Text"><text:span text:style-name="T12">kubevirt</text:span></text:span></text:p>
      <text:p text:style-name="P57"><text:span text:style-name="Source_20_Text"><text:span text:style-name="T12"/></text:span></text:p>
      <text:p text:style-name="P57"/>
      <text:p text:style-name="P19"/>
      <text:p text:style-name="P18"/>
      <text:h text:style-name="Heading_20_2" text:outline-level="2"><text:bookmark-start text:name="__RefHeading___Toc103_686007088"/>Installing KubeVirt <text:bookmark-end text:name="__RefHeading___Toc103_686007088"/></text:h>
      <text:p text:style-name="P39"><text:span text:style-name="T21"/></text:p>
      <text:p text:style-name="P39"><text:span text:style-name="T23">T</text:span><text:span text:style-name="T21">he Kubevirt operator manages the lifecycle of all Kubevirt components. If you’re using Minikube there is a very easy way to do this:</text:span></text:p>
      <text:p text:style-name="P38"><text:span text:style-name="T21"/></text:p>
      <text:p text:style-name="P56"><text:bookmark text:name="code4"/><text:span text:style-name="Source_20_Text"><text:span text:style-name="T12">minikube addons </text:span></text:span><text:span text:style-name="Source_20_Text"><text:span text:style-name="T46">enable </text:span></text:span><text:span text:style-name="Source_20_Text"><text:span text:style-name="T12">kubevirt</text:span></text:span></text:p>
      <text:p text:style-name="P38"><text:span text:style-name="T21"/></text:p>
      <text:p text:style-name="P13">For Minikube the above will work.</text:p>
      <text:p text:style-name="P38"><text:span text:style-name="T21"/></text:p>
      <text:p text:style-name="P12"><text:bookmark text:name="code5"/><text:span text:style-name="Source_20_Text"><text:span text:style-name="T47">export </text:span></text:span><text:span text:style-name="Source_20_Text"><text:span text:style-name="T51">VERSION</text:span></text:span><text:span text:style-name="Source_20_Text"><text:span text:style-name="T3">=$(curl -s https://storage.googleapis.com/kubevirt-prow/release/kubevirt/kubevirt/stable.txt)</text:span></text:span></text:p>
      <text:p text:style-name="P5"><text:span text:style-name="Source_20_Text"><text:span text:style-name="T47">echo</text:span></text:span><text:span text:style-name="Source_20_Text"><text:span text:style-name="T3"> </text:span></text:span><text:span text:style-name="Source_20_Text"><text:span text:style-name="T51">$VERSION</text:span></text:span></text:p>
      <text:p text:style-name="P3"><text:span text:style-name="Source_20_Text"><text:span text:style-name="T3">kubectl create -f https://github.com/kubevirt/kubevirt/releases/download/${</text:span></text:span><text:span text:style-name="Source_20_Text"><text:span text:style-name="T51">VERSION</text:span></text:span><text:span text:style-name="Source_20_Text"><text:span text:style-name="T3">}/kubevirt-operator.yaml</text:span></text:span></text:p>
      <text:p text:style-name="P13"/>
      <text:p text:style-name="P38"><text:span text:style-name="T21"/></text:p>
      <text:p text:style-name="P13">For a real kubernetes install, you’ll want to use kubectl and do the all of the above.</text:p>
      <text:p text:style-name="P38"><text:span text:style-name="T21"/></text:p>
      <text:p text:style-name="P20">At this point, they suggest making sure that nested virtualization is enabled, especially if you’re running on a VM. I am, and I can run KVM’s in here, but just in case:</text:p>
      <text:p text:style-name="P31"><text:span text:style-name="T21"/></text:p>
      <text:p text:style-name="P30"><text:bookmark text:name="code6"/><text:span text:style-name="Source_20_Text"><text:span text:style-name="T18">kubectl -n kubevirt patch kubevirt kubevirt --type=merge --patch </text:span></text:span><text:span text:style-name="Source_20_Text"><text:span text:style-name="T52">'{"spec":{"configuration":{"developerConfiguration":{"useEmulation":true}}}}'</text:span></text:span></text:p>
      <text:p text:style-name="P31"><text:span text:style-name="T21"/></text:p>
      <text:p text:style-name="P20">Run the above.</text:p>
      <text:p text:style-name="P31"><text:span text:style-name="T21"/></text:p>
      <text:p text:style-name="P20">Now, let’s check the state:</text:p>
      <text:p text:style-name="P31"><text:span text:style-name="T21"/></text:p>
      <text:p text:style-name="P31"><text:span text:style-name="T21"/></text:p>
      <text:p text:style-name="P30"><text:bookmark text:name="code9"/><text:span text:style-name="Source_20_Text"><text:span text:style-name="T39">kubectl get all -n kubevirt</text:span></text:span></text:p>
      <text:p text:style-name="P6"/>
      <text:p text:style-name="P60">This should return a <text:span text:style-name="T57">decent number</text:span> of pods and deployments.</text:p>
      <text:p text:style-name="P63">If this doesn’t work, use the <text:span text:style-name="T1">./setup_kubevirt.sh </text:span><text:span text:style-name="T21">script which includes:</text:span></text:p>
      <text:p text:style-name="P65">minikube kubectl -- <text:s/>create -f https://github.com/kubevirt/kubevirt/releases/download/v${VERSION}/kubevirt-operator.yaml</text:p>
      <text:p text:style-name="P63"><text:span text:style-name="T60"/></text:p>
      <text:p text:style-name="P65"># deploy operator</text:p>
      <text:p text:style-name="P65">minikube kubectl -- <text:s/>create -f https://github.com/kubevirt/kubevirt/releases/download/v${VERSION}/kubevirt-cr.yaml</text:p>
      <text:p text:style-name="P65"><text:s text:c="3"/></text:p>
      <text:p text:style-name="P63"><text:soft-page-break/><text:span text:style-name="T60"># check deployment (look for running pods for kubevirt operator)</text:span></text:p>
      <text:p text:style-name="P65">minikube kubectl -- <text:s/>get pods -n kubevirt</text:p>
      <text:p text:style-name="P63"><text:span text:style-name="T63"/></text:p>
      <text:p text:style-name="P63"><text:span text:style-name="T28">After this I kept running </text:span><text:span text:style-name="T6">kubectl get pods -n kubevirt </text:span><text:span text:style-name="T28">over and over again until I noticed that I had two virt-operators and one virt-api pod up and running and ready. </text:span><text:span text:style-name="T29">This was necessary for me and the simple steps in the tutorial were not enough! Be aware!</text:span><text:span text:style-name="T21"><text:line-break/></text:span></text:p>
      <text:p text:style-name="P60"/>
      <text:h text:style-name="Heading_20_2" text:outline-level="2"/>
      <text:h text:style-name="P1" text:outline-level="2"><text:bookmark-start text:name="__RefHeading___Toc105_686007088"/>Install Virtctl:<text:bookmark-end text:name="__RefHeading___Toc105_686007088"/></text:h>
      <text:p text:style-name="P33">Virtctl <text:span text:style-name="T21">is the binary to access serial and graphical ports of our VM’s. Think of it as a hacky way to sort of “ssh into” a VM managed by kubevirt.</text:span></text:p>
      <text:p text:style-name="P32"><text:bookmark text:name="code11"/><text:span text:style-name="Source_20_Text"><text:span text:style-name="T50">VERSION</text:span></text:span><text:span text:style-name="Source_20_Text"><text:span text:style-name="T39">=$(kubectl get kubevirt.kubevirt.io/kubevirt -n kubevirt -o=</text:span></text:span><text:span text:style-name="Source_20_Text"><text:span text:style-name="T50">jsonpath</text:span></text:span><text:span text:style-name="Source_20_Text"><text:span text:style-name="T39">=</text:span></text:span><text:span text:style-name="Source_20_Text"><text:span text:style-name="T54">"{.status.observedKubeVirtVersion}"</text:span></text:span><text:span text:style-name="Source_20_Text"><text:span text:style-name="T39">)</text:span></text:span></text:p>
      <text:list text:style-name="L1">
        <text:list-header>
          <text:p text:style-name="P88"><text:span text:style-name="Source_20_Text"><text:span text:style-name="T48">ARCH</text:span></text:span><text:span text:style-name="Source_20_Text"><text:span text:style-name="T18">=$(</text:span></text:span><text:span text:style-name="Source_20_Text"><text:span text:style-name="T43">uname</text:span></text:span><text:span text:style-name="Source_20_Text"><text:span text:style-name="T18"> -s | </text:span></text:span><text:span text:style-name="Source_20_Text"><text:span text:style-name="T43">tr </text:span></text:span><text:span text:style-name="Source_20_Text"><text:span text:style-name="T18">A-Z a-z)-$(</text:span></text:span><text:span text:style-name="Source_20_Text"><text:span text:style-name="T43">uname</text:span></text:span><text:span text:style-name="Source_20_Text"><text:span text:style-name="T18"> -m | </text:span></text:span><text:span text:style-name="Source_20_Text"><text:span text:style-name="T43">sed</text:span></text:span><text:span text:style-name="Source_20_Text"><text:span text:style-name="T18"> </text:span></text:span><text:span text:style-name="Source_20_Text"><text:span text:style-name="T52">'s/x86_64/amd64/'</text:span></text:span><text:span text:style-name="Source_20_Text"><text:span text:style-name="T18">) || windows-amd64.exe</text:span></text:span></text:p>
          <text:p text:style-name="P88"><text:span text:style-name="Source_20_Text"><text:span text:style-name="T43">echo</text:span></text:span><text:span text:style-name="Source_20_Text"><text:span text:style-name="T18"> ${</text:span></text:span><text:span text:style-name="Source_20_Text"><text:span text:style-name="T48">ARCH</text:span></text:span><text:span text:style-name="Source_20_Text"><text:span text:style-name="T18">}</text:span></text:span></text:p>
          <text:p text:style-name="P88"><text:span text:style-name="Source_20_Text"><text:span text:style-name="T18">curl -L -o virtctl https://github.com/kubevirt/kubevirt/releases/download/${</text:span></text:span><text:span text:style-name="Source_20_Text"><text:span text:style-name="T48">VERSION</text:span></text:span><text:span text:style-name="Source_20_Text"><text:span text:style-name="T18">}/virtctl-${</text:span></text:span><text:span text:style-name="Source_20_Text"><text:span text:style-name="T48">VERSION</text:span></text:span><text:span text:style-name="Source_20_Text"><text:span text:style-name="T18">}-${</text:span></text:span><text:span text:style-name="Source_20_Text"><text:span text:style-name="T48">ARCH</text:span></text:span><text:span text:style-name="Source_20_Text"><text:span text:style-name="T18">}</text:span></text:span></text:p>
          <text:p text:style-name="P88"><text:span text:style-name="Source_20_Text"><text:span text:style-name="T43">chmod</text:span></text:span><text:span text:style-name="Source_20_Text"><text:span text:style-name="T18"> +x virtctl</text:span></text:span></text:p>
          <text:p text:style-name="P88"><text:span text:style-name="Source_20_Text"><text:span text:style-name="T43">sudo install </text:span></text:span><text:span text:style-name="Source_20_Text"><text:span text:style-name="T18">virtctl /usr/local/bin</text:span></text:span></text:p>
        </text:list-header>
      </text:list>
      <text:p text:style-name="P7"><text:line-break/><text:span text:style-name="T22"/></text:p>
      <text:p text:style-name="P41"><text:span text:style-name="T21">Use the above downloads the binary, makes it exectuable, and moves it into your $PATH to install </text:span>virtctl<text:span text:style-name="T21">’s latest binary. I did this and it seems to be working fine (at least, prints usage notes..)</text:span></text:p>
      <text:p text:style-name="P41"><text:span text:style-name="T21"/></text:p>
      <text:h text:style-name="P1" text:outline-level="2"><text:bookmark-start text:name="__RefHeading___Toc1915_1492707457"/>Lab 1: Using KubeVirt:<text:bookmark-end text:name="__RefHeading___Toc1915_1492707457"/></text:h>
      <text:p text:style-name="P42"><text:span text:style-name="T21"/></text:p>
      <text:p text:style-name="P43">Tutorial Link:</text:p>
      <text:p text:style-name="P42"><text:a xlink:type="simple" xlink:href="https://kubevirt.io/labs/kubernetes/lab1" text:style-name="Internet_20_link" text:visited-style-name="Visited_20_Internet_20_Link"><text:span text:style-name="T21">https://kubevirt.io/labs/kubernetes/lab1</text:span></text:a></text:p>
      <text:p text:style-name="P42"><text:span text:style-name="T21"/></text:p>
      <text:p text:style-name="P21">Before we switch off for the night, let’s try and create a virtual machine by using a template provided by kubevirt:</text:p>
      <text:p text:style-name="P35"><text:span text:style-name="T21"/></text:p>
      <text:p text:style-name="P34"><text:bookmark text:name="code0 Copy 2"/><text:span text:style-name="Source_20_Text"><text:span text:style-name="T24">wget https://kubevirt.io/labs/manifests/vm.yaml</text:span></text:span></text:p>
      <text:p text:style-name="Text_20_body"><text:line-break/><text:span text:style-name="T25">The above will fetch the sample yaml. Let’s take a look.</text:span></text:p>
      <text:p text:style-name="Text_20_body"><text:span text:style-name="T25"/></text:p>
      <text:p text:style-name="P67">apiVersion: kubevirt.io/v1</text:p>
      <text:p text:style-name="P67">kind: VirtualMachine</text:p>
      <text:p text:style-name="P67">metadata:</text:p>
      <text:p text:style-name="P67"><text:s text:c="2"/>name: testvm</text:p>
      <text:p text:style-name="P67">spec:</text:p>
      <text:p text:style-name="P67"><text:s text:c="2"/>running: false</text:p>
      <text:p text:style-name="P67"><text:s text:c="2"/>template:</text:p>
      <text:p text:style-name="P67"><text:s text:c="4"/>metadata:</text:p>
      <text:p text:style-name="P67"><text:s text:c="6"/>labels:</text:p>
      <text:p text:style-name="P67"><text:s text:c="8"/>kubevirt.io/size: small</text:p>
      <text:p text:style-name="P67"><text:s text:c="8"/>kubevirt.io/domain: testvm</text:p>
      <text:p text:style-name="P67"><text:s text:c="4"/>spec:</text:p>
      <text:p text:style-name="P67"><text:s text:c="6"/>domain:</text:p>
      <text:p text:style-name="P67"><text:s text:c="8"/>devices:</text:p>
      <text:p text:style-name="P67"><text:s text:c="10"/>disks:</text:p>
      <text:p text:style-name="P67"><text:s text:c="12"/>- name: containerdisk</text:p>
      <text:p text:style-name="P67"><text:s text:c="14"/>disk:</text:p>
      <text:p text:style-name="P67"><text:s text:c="16"/>bus: virtio</text:p>
      <text:p text:style-name="P67"><text:s text:c="12"/>- name: cloudinitdisk</text:p>
      <text:p text:style-name="Text_20_body"><text:span text:style-name="T25"/></text:p>
      <text:p text:style-name="P61"><text:soft-page-break/><text:span text:style-name="T21">It will download the image off of the web. Much of what you see here looks like a standard Kubernetes file.</text:span></text:p>
      <text:p text:style-name="P61"><text:span text:style-name="T21"/></text:p>
      <text:p text:style-name="P64"><text:span text:style-name="T21">The tutorial isn’t perfect at all.. </text:span><text:span text:style-name="T30">So I had to modify quite a bit and make a simpler version. It seems various resources were unavailable at the time I tried practicing. Instead:</text:span></text:p>
      <text:p text:style-name="P64"><text:span text:style-name="T30"/></text:p>
      <text:p text:style-name="P44">virtctl console my-vm</text:p>
      <text:p text:style-name="P44"/>
      <text:p text:style-name="P22">This worked, I’ve gotten a shell for <text:span text:style-name="T1">my-vm </text:span>and am inside of it! It’s this weird pseudo-os, “cirros”.. but hey, it’s up and running. I think this is doable. Tomorrow, let’s see if we can recreate this with our own image. Then let’s try and do some actual kubernetes things with this new kubevirt powers. For now, Mission accomplished.</text:p>
      <text:h text:style-name="P1" text:outline-level="2"><text:bookmark-start text:name="__RefHeading___Toc1917_1492707457"/>Day3: More experimentation:<text:bookmark-end text:name="__RefHeading___Toc1917_1492707457"/></text:h>
      <text:p text:style-name="P23">So let’s see if we can get going again.</text:p>
      <text:p text:style-name="P23">We start minikube and start our single vm with “mikes-vm.yml”</text:p>
      <text:p text:style-name="P51">virtctl console my-vm # gets a shell!</text:p>
      <text:p text:style-name="P51">virtctl stop my-vm # shuts down the vm</text:p>
      <text:p text:style-name="P51">virtctl start my-vm # starts the vm</text:p>
      <text:p text:style-name="P51"/>
      <text:p text:style-name="P23">Nice! Okay.. so now a big question. Can we do this with OUR OWN vm image? <text:span text:style-name="T70">Well first, let’s figure out how to use other images...</text:span></text:p>
      <text:h text:style-name="P1" text:outline-level="2"><text:bookmark-start text:name="__RefHeading___Toc1919_1492707457"/>Experiment with the CDI<text:bookmark-end text:name="__RefHeading___Toc1919_1492707457"/></text:h>
      <text:p text:style-name="P24"/>
      <text:p text:style-name="P24">CDI time! Oh boy. What’s a CDI?</text:p>
      <text:p text:style-name="P24">“Containerized Data Importer”, a CDI. This can import virtual machine images for use with KubeVirt. It simplifies any craziness that might come along with Persistent Volumes in Kubernetes and Persistent Volume Claims (PVCS). <text:span text:style-name="T1">CDI </text:span>introduces <text:span text:style-name="T1">DataVolumes – </text:span>a custom resource type meant to be an abtraction of PVCS. </text:p>
      <text:p text:style-name="P24"/>
      <text:p text:style-name="P46">It’s an operator, much like KubeVirt itself.. let’s install it and get going:</text:p>
      <text:p text:style-name="P46"/>
      <text:p text:style-name="P45"><text:bookmark text:name="code0 Copy 1"/><text:span text:style-name="Source_20_Text"><text:span text:style-name="T43">export </text:span></text:span><text:span text:style-name="Source_20_Text"><text:span text:style-name="T48">VERSION</text:span></text:span><text:span text:style-name="Source_20_Text"><text:span text:style-name="T18">=$(</text:span></text:span><text:span text:style-name="Source_20_Text"><text:span text:style-name="T43">basename</text:span></text:span><text:span text:style-name="Source_20_Text"><text:span text:style-name="T18"> $(curl -s -w %{redirect_url} https://github.com/kubevirt/containerized-data-importer/releases/latest))</text:span></text:span></text:p>
      <text:p text:style-name="P5"><text:span text:style-name="Source_20_Text"><text:span text:style-name="T18">kubectl create -f https://github.com/kubevirt/containerized-data-importer/releases/download/</text:span></text:span><text:span text:style-name="Source_20_Text"><text:span text:style-name="T48">$VERSION</text:span></text:span><text:span text:style-name="Source_20_Text"><text:span text:style-name="T18">/cdi-operator.yaml</text:span></text:span></text:p>
      <text:p text:style-name="P3"><text:span text:style-name="Source_20_Text"><text:span text:style-name="T18">kubectl create -f https://github.com/kubevirt/containerized-data-importer/releases/download/</text:span></text:span><text:span text:style-name="Source_20_Text"><text:span text:style-name="T48">$VERSION</text:span></text:span><text:span text:style-name="Source_20_Text"><text:span text:style-name="T18">/cdi-cr.yaml</text:span></text:span></text:p>
      <text:p text:style-name="P46"/>
      <text:p text:style-name="P24">There we go. <text:span text:style-name="T71">Now we can run</text:span><text:span text:style-name="T7">:</text:span></text:p>
      <text:p text:style-name="P52">kubectl get cdis </text:p>
      <text:p text:style-name="P52"><text:span text:style-name="T21">-and we’ll see that there’s a CDI there waiting for us. </text:span><text:span text:style-name="T31">Note that there’s no pv or pvc resources if we check with </text:span><text:span text:style-name="T72">kubectl get</text:span><text:span text:style-name="T31"> – hmmm..</text:span></text:p>
      <text:p text:style-name="P53"><text:span text:style-name="T31">W</text:span><text:span text:style-name="T21">ant to see all of your cdi workers? There’s a lot actually:</text:span></text:p>
      <text:p text:style-name="P53">kubectl get pods -n cdi </text:p>
      <text:p text:style-name="P53"><text:span text:style-name="T21">Wow.. that’s a lot actually. 4 completely separate workers for this operator. </text:span><text:span text:style-name="T32">So what’s it do? </text:span><text:span text:style-name="T33">Let’s use a </text:span><text:span text:style-name="T73">datavolume </text:span><text:span text:style-name="T33">type resource (what CDI’s introduce) and have it import a cloud image of Fedora:</text:span></text:p>
      <text:p text:style-name="P53"><text:span text:style-name="T33"/></text:p>
      <text:p text:style-name="P54"><text:span text:style-name="T33">T</text:span><text:span text:style-name="T21">his will be a </text:span>kubectl create <text:span text:style-name="T21">command :</text:span></text:p>
      <text:p text:style-name="P54">kubectl create -f dv_fedora.yml</text:p>
      <text:p text:style-name="P25">Now if we check it with:</text:p>
      <text:p text:style-name="P55">kubectl get datavolumes</text:p>
      <text:p text:style-name="P25"><text:soft-page-break/>we can see that there’s a datavolume pending! But wait, it’s stuck in pending. If we use <text:span text:style-name="T1">kubectl describe datavolumes </text:span>we can see that it’s waiting for a pvc! Well it turns out that we still need that pvc. We’ll always need to make a persistent-volume-claim it seems.</text:p>
      <text:p text:style-name="P25"/>
      <text:p text:style-name="P25">That didn’t work at all. It just created a datavolume waiting on a pvc and a pvc waiting on… something?</text:p>
      <text:p text:style-name="P25"/>
      <text:p text:style-name="P26">Let’s try with:</text:p>
      <text:p text:style-name="P26"><text:a xlink:type="simple" xlink:href="https://kubevirt.io/2020/KubeVirt-VM-Image-Usage-Patterns.html" text:style-name="Internet_20_link" text:visited-style-name="Visited_20_Internet_20_Link">https://kubevirt.io/2020/KubeVirt-VM-Image-Usage-Patterns.html</text:a></text:p>
      <text:p text:style-name="P26">Requirements are a kubectl setup with kubevirt and cdi installed. This should let us use our own vm images, or qcow2 images downloaded from the web.</text:p>
      <text:p text:style-name="P48">Kubectl create namespace vm-images</text:p>
      <text:p text:style-name="P27"/>
      <text:p text:style-name="P27">Next we’re going to need to do a direct upload to the cdi-uploadproxy port. Yes that’s right, we’re going to upload from our host to our host (sort of). To do this we need to open a port-forward:</text:p>
      <text:p text:style-name="P47"><text:bookmark text:name="code1"/><text:span text:style-name="Source_20_Text"><text:span text:style-name="T18">kubectl port-forward -n cdi service/cdi-uploadproxy 18443:443</text:span></text:span></text:p>
      <text:p text:style-name="P7"><text:line-break/><text:span text:style-name="T34">Leave that command up and running while we work on this! </text:span><text:span text:style-name="T35">Open another session.</text:span></text:p>
      <text:p text:style-name="P68"><text:span text:style-name="T35">N</text:span><text:span text:style-name="T21">ext find your qcow2 file of choice. I’ve got a VM all set up and ready to go.</text:span></text:p>
      <text:p text:style-name="P49"><text:bookmark text:name="code2"/><text:span text:style-name="Source_20_Text"><text:span text:style-name="T18">virtctl image-upload dv fedora-cloud-base --namespace vm-images <text:s/>--size=5Gi --image-path Fedora-Cloud-Base-XX-X.X.x86_64.qcow2 <text:s/>--uploadproxy-url=https://127.0.0.1:18443 --insecure</text:span></text:span></text:p>
      <text:p text:style-name="P7"><text:line-break/></text:p>
      <text:p text:style-name="P28">Run the above to upload the base image, and then you should see a pvc for that image. I’ve got just the image in mind:</text:p>
      <text:p text:style-name="P66">-rw-------. 1 qemu qemu 14G Apr 15 22:58 /var/lib/libvirt/images/fedora-lxqt-server.qcow2</text:p>
      <text:p text:style-name="P68"><text:span text:style-name="T21">That… is 15gb though. Not much of a “cloud” image, but hey, storage is cheap(?). </text:span><text:span text:style-name="T36">I’m chmod’ing the qcow2 and giving my current user and other users permissions to read and write to it (note: don’t be dumb in prod).</text:span></text:p>
      <text:p text:style-name="P69"><text:span text:style-name="T36">S</text:span><text:span text:style-name="T21">o my command becomes</text:span></text:p>
      <text:p text:style-name="P50"><text:bookmark text:name="code2 Copy 2"/><text:span text:style-name="Source_20_Text"><text:span text:style-name="T18">virtctl image-upload dv fedora-</text:span></text:span><text:span text:style-name="Source_20_Text"><text:span text:style-name="T19">mike-base</text:span></text:span><text:span text:style-name="Source_20_Text"><text:span text:style-name="T18"> --namespace vm-images <text:s/>--size=</text:span></text:span><text:span text:style-name="Source_20_Text"><text:span text:style-name="T20">1</text:span></text:span><text:span text:style-name="Source_20_Text"><text:span text:style-name="T18">5Gi --image-path </text:span></text:span><text:span text:style-name="Source_20_Text"><text:span text:style-name="T61">/var/lib/libvirt/images/fedora-lxqt-server.qcow2</text:span></text:span><text:span text:style-name="Source_20_Text"><text:span text:style-name="T18"> --uploadproxy-url=https://127.0.0.1:18443 --insecure</text:span></text:span></text:p>
      <text:p text:style-name="P69"><text:span text:style-name="Source_20_Text"><text:span text:style-name="T39"/></text:span></text:p>
      <text:p text:style-name="P72"><text:span text:style-name="Source_20_Text"><text:span text:style-name="T40">Rough night. Didn’t succeed much. Starting to think Minikube is weird for this… </text:span></text:span></text:p>
      <text:p text:style-name="P69"><text:soft-page-break/><text:span text:style-name="Source_20_Text"><text:span text:style-name="T74">and there we go. </text:span></text:span><text:span text:style-name="Source_20_Text"><text:span text:style-name="T75">Let’s try it… </text:span></text:span><text:span text:style-name="Source_20_Text"><text:span text:style-name="T76">it’s running… it’s waiting for the pvc fedora-mike-base upload pod to be ready… </text:span></text:span></text:p>
      <text:p text:style-name="P69"><text:span text:style-name="Source_20_Text"><text:span text:style-name="T87">kubectl get pvc -n vm-images</text:span></text:span></text:p>
      <text:p text:style-name="P70"><text:span text:style-name="Source_20_Text"><text:span text:style-name="T77">returns that “fedora-mike-base” is in status “pending”.. </text:span></text:span><text:span text:style-name="Source_20_Text"><text:span text:style-name="T78">other users have similar issues with minikube!! </text:span></text:span><text:span text:style-name="Source_20_Text"><text:span text:style-name="T88">A MINIKUBE HACK:</text:span></text:span></text:p>
      <text:p text:style-name="P70"><text:a xlink:type="simple" xlink:href="https://github.com/kubernetes/minikube/issues/1783" text:style-name="Internet_20_link" text:visited-style-name="Visited_20_Internet_20_Link"><text:span text:style-name="Source_20_Text"><text:span text:style-name="T88">https://github.com/kubernetes/minikube/issues/1783</text:span></text:span></text:a></text:p>
      <text:p text:style-name="P71"><text:span text:style-name="Source_20_Text"><text:span text:style-name="T78">this user says to delete the default storageclass and update it.. </text:span></text:span><text:span text:style-name="Source_20_Text"><text:span text:style-name="T88">maybe we make our own pvcs ..?</text:span></text:span></text:p>
      <text:p text:style-name="P71"><text:a xlink:type="simple" xlink:href="https://github.com/kubernetes/minikube/issues/1783" text:style-name="Internet_20_link" text:visited-style-name="Visited_20_Internet_20_Link"><text:span text:style-name="Source_20_Text"><text:span text:style-name="T78">https://github.com/kubernetes/minikube/issues/1783</text:span></text:span></text:a><text:span text:style-name="Source_20_Text"><text:span text:style-name="T78"> → </text:span></text:span><text:span text:style-name="Source_20_Text"><text:span text:style-name="T79">this fixed it for me somehow? I managed to run a PVC successfully on minikube! But now I need to actually use the thing.. </text:span></text:span><text:span text:style-name="Source_20_Text"><text:span text:style-name="T80">now it says we need more memory…. Hmmmm….</text:span></text:span></text:p>
      <text:p text:style-name="P71"><text:span text:style-name="Source_20_Text"><text:span text:style-name="T80"/></text:span></text:p>
      <text:p text:style-name="P71"><text:span text:style-name="Source_20_Text"><text:span text:style-name="T78"/></text:span></text:p>
      <text:h text:style-name="P1" text:outline-level="2"><text:bookmark-start text:name="__RefHeading___Toc1921_1492707457"/><text:span text:style-name="Source_20_Text">Round </text:span><text:span text:style-name="Source_20_Text"><text:span text:style-name="T133">4</text:span></text:span><text:span text:style-name="Source_20_Text">: Setting Up Bare-Metal (okay, virtual) “Real” Kubernetes:</text:span><text:bookmark-end text:name="__RefHeading___Toc1921_1492707457"/></text:h>
      <text:p text:style-name="P73"><text:span text:style-name="Source_20_Text"><text:span text:style-name="T81"/></text:span></text:p>
      <text:p text:style-name="P73"><text:span text:style-name="Source_20_Text"><text:span text:style-name="T81">We’ve got the specs for it, let’s make a VM lab. </text:span></text:span><text:span text:style-name="Source_20_Text"><text:span text:style-name="T84">No more wrestling with Minikube and operators that don’t play nicely with it (or, more realistically, let’s just cut out another layer of abstraction that adds to my confusion at the cost of a lengthier setup..).</text:span></text:span></text:p>
      <text:p text:style-name="P73"><text:span text:style-name="Source_20_Text"><text:span text:style-name="T81">I’ve expanded my Fedora-server to have 500gb of storage instead and spun up a </text:span></text:span><text:span text:style-name="Source_20_Text"><text:span text:style-name="T83">VM inside of the VM which is a</text:span></text:span><text:span text:style-name="Source_20_Text"><text:span text:style-name="T81"> </text:span></text:span><text:span text:style-name="Source_20_Text"><text:span text:style-name="T83">(</text:span></text:span><text:span text:style-name="Source_20_Text"><text:span text:style-name="T81">75gb </text:span></text:span><text:span text:style-name="Source_20_Text"><text:span text:style-name="T83">storage)</text:span></text:span><text:span text:style-name="Source_20_Text"><text:span text:style-name="T81"> worker VM (also Fedora </text:span></text:span><text:span text:style-name="Source_20_Text"><text:span text:style-name="T83">L</text:span></text:span><text:span text:style-name="Source_20_Text"><text:span text:style-name="T81">xqt, the thing installs to just 4gb of storag</text:span></text:span><text:span text:style-name="Source_20_Text"><text:span text:style-name="T83">e, how can you complain?</text:span></text:span><text:span text:style-name="Source_20_Text"><text:span text:style-name="T81">!) to serve</text:span></text:span><text:span text:style-name="Source_20_Text"><text:span text:style-name="T84">e</text:span></text:span><text:span text:style-name="Source_20_Text"><text:span text:style-name="T81"> as my initial worker node.</text:span></text:span></text:p>
      <text:p text:style-name="P74"><text:span text:style-name="Source_20_Text"><text:span text:style-name="T82">I set the hostnames locally on each:</text:span></text:span></text:p>
      <text:p text:style-name="P74"><text:span text:style-name="Source_20_Text"><text:span text:style-name="T89">sudo hostnamectl set-worker fedora-lab</text:span></text:span></text:p>
      <text:p text:style-name="P74"><text:span text:style-name="Source_20_Text"><text:span text:style-name="T89">sudo hostnamectl set-worker fedora-worker1</text:span></text:span></text:p>
      <text:p text:style-name="P74"><text:span text:style-name="Source_20_Text"><text:span text:style-name="T89"/></text:span></text:p>
      <text:p text:style-name="P78"><text:span text:style-name="Source_20_Text"><text:span text:style-name="T83">Now let’s </text:span></text:span><text:span text:style-name="Source_20_Text"><text:span text:style-name="T85">get these IP’s static!</text:span></text:span></text:p>
      <text:p text:style-name="P79"><text:span text:style-name="Source_20_Text"><text:span text:style-name="T86">In </text:span></text:span><text:span text:style-name="Source_20_Text"><text:span text:style-name="T90">virt-manager </text:span></text:span><text:span text:style-name="Source_20_Text"><text:span text:style-name="T86">all I’m going to do is edit the </text:span></text:span><text:span text:style-name="Source_20_Text"><text:span text:style-name="T90">xml </text:span></text:span><text:span text:style-name="Source_20_Text"><text:span text:style-name="T86">of my default network and under the </text:span></text:span><text:span text:style-name="Source_20_Text"><text:span text:style-name="T90">dhcp </text:span></text:span><text:span text:style-name="Source_20_Text"><text:span text:style-name="T86">section I’ll add:</text:span></text:span></text:p>
      <text:p text:style-name="P79"><text:span text:style-name="Source_20_Text"><text:span text:style-name="T86"/></text:span></text:p>
      <text:p text:style-name="P79"><text:span text:style-name="Source_20_Text"><text:span text:style-name="T91"><text:s text:c="6"/>&lt;host mac="52:54:00:bb:69:50" name="fedora-worker1" ip="192.168.124.21"/&gt;</text:span></text:span></text:p>
      <text:p text:style-name="P79"><text:span text:style-name="Source_20_Text"><text:span text:style-name="T94"/></text:span></text:p>
      <text:p text:style-name="P79"><text:span text:style-name="Source_20_Text"><text:span text:style-name="T94">Where “mac” address comes from the details of the virtual machine itself. I save, I reboot, and voila! It’s got the same IP. Nice. </text:span></text:span><text:span text:style-name="Source_20_Text"><text:span text:style-name="T95">Now let’s get these servers ready, both of them. </text:span></text:span><text:span text:style-name="Source_20_Text"><text:span text:style-name="T96">If I succeed, I’ll try cloning the worker1 node into a worker2 node.</text:span></text:span></text:p>
      <text:p text:style-name="P79"><text:span text:style-name="Source_20_Text"><text:span text:style-name="T96"/></text:span></text:p>
      <text:p text:style-name="P80"><text:span text:style-name="Source_20_Text"><text:span text:style-name="T117">Install and enable docker:</text:span></text:span></text:p>
      <text:p text:style-name="P80"><text:span text:style-name="Source_20_Text"><text:span text:style-name="T97">sudo dnf install docker</text:span></text:span></text:p>
      <text:p text:style-name="P80"><text:span text:style-name="Source_20_Text"><text:span text:style-name="T97">sudo systemctl enable --now docker</text:span></text:span></text:p>
      <text:p text:style-name="P80"><text:span text:style-name="Source_20_Text"><text:span text:style-name="T97"/></text:span></text:p>
      <text:p text:style-name="P76"><text:span text:style-name="Source_20_Text"><text:span text:style-name="T118">Need to disable SELinux </text:span></text:span><text:span text:style-name="Source_20_Text"><text:span text:style-name="T119">and swap since both break kubernetes</text:span></text:span><text:span text:style-name="Source_20_Text"><text:span text:style-name="T118">:</text:span></text:span></text:p>
      <text:p text:style-name="P76"><text:span text:style-name="Source_20_Text"><text:span text:style-name="T98">sudo setenforce 0</text:span></text:span><text:span text:style-name="Source_20_Text"><text:span text:style-name="T118"> </text:span></text:span></text:p>
      <text:p text:style-name="P75"><text:span text:style-name="Source_20_Text"><text:span text:style-name="T64">sudo sed -i 's/^SELINUX=enforcing$/SELINUX=permissive/' /etc/selinux/config</text:span></text:span></text:p>
      <text:p text:style-name="P77"><text:span text:style-name="Source_20_Text"><text:span text:style-name="T64">sudo swapoff -a </text:span></text:span></text:p>
      <text:p text:style-name="P77"><text:span text:style-name="Source_20_Text"><text:span text:style-name="T64">sudo sed -i '/ swap / s/^/#/' /etc/fstab</text:span></text:span></text:p>
      <text:p text:style-name="Text_20_body"><text:soft-page-break/><text:line-break/><text:span text:style-name="Source_20_Text"><text:span text:style-name="T64"><text:line-break/></text:span></text:span><text:span text:style-name="T64"/></text:p>
      <text:p text:style-name="Text_20_body"><text:line-break/><text:span text:style-name="Source_20_Text"><text:span text:style-name="T120">Add the kubernetes repo:</text:span></text:span></text:p>
      <text:p text:style-name="Preformatted_20_Text"><text:span text:style-name="Source_20_Text"><text:span text:style-name="T99">Copy code</text:span></text:span></text:p>
      <text:list text:style-name="L2">
        <text:list-header>
          <text:p text:style-name="P89"><text:span text:style-name="Source_20_Text"><text:span text:style-name="T134">cat &lt;&lt;EOF | sudo tee /etc/yum.repos.d/kubernetes.repo</text:span></text:span></text:p>
          <text:p text:style-name="P90"><text:span text:style-name="Source_20_Text"><text:span text:style-name="T134">[kubernetes]</text:span></text:span></text:p>
          <text:p text:style-name="P90"><text:span text:style-name="Source_20_Text"><text:span text:style-name="T134">name=Kubernetes</text:span></text:span></text:p>
          <text:p text:style-name="P90"><text:span text:style-name="Source_20_Text"><text:span text:style-name="T134">baseurl=https://packages.cloud.google.com/yum/repos/kubernetes-el7-\$basearch</text:span></text:span></text:p>
          <text:p text:style-name="P90"><text:span text:style-name="Source_20_Text"><text:span text:style-name="T134">enabled=1</text:span></text:span></text:p>
          <text:p text:style-name="P90"><text:span text:style-name="Source_20_Text"><text:span text:style-name="T134">gpgcheck=1</text:span></text:span></text:p>
          <text:p text:style-name="P90"><text:span text:style-name="Source_20_Text"><text:span text:style-name="T134">repo_gpgcheck=1</text:span></text:span></text:p>
          <text:p text:style-name="P90"><text:span text:style-name="Source_20_Text"><text:span text:style-name="T134">gpgkey=https://packages.cloud.google.com/yum/doc/yum-key.gpg https://packages.cloud.google.com/yum/doc/rpm-package-key.gpg</text:span></text:span></text:p>
          <text:p text:style-name="P90"><text:span text:style-name="Source_20_Text"><text:span text:style-name="T134">exclude=kubelet kubeadm kubectl</text:span></text:span></text:p>
          <text:p text:style-name="P91"><text:span text:style-name="Source_20_Text"><text:span text:style-name="T134">EOF</text:span></text:span></text:p>
        </text:list-header>
      </text:list>
      <text:p text:style-name="Text_20_body"><text:line-break/><text:span text:style-name="Source_20_Text"><text:span text:style-name="T100">^^^ note that this is for fedora, hence the references to rpm and yum</text:span></text:span></text:p>
      <text:p text:style-name="P84"><text:span text:style-name="Source_20_Text"><text:span text:style-name="T121">Install kubernetes tools:</text:span></text:span></text:p>
      <text:p text:style-name="P83"><text:span text:style-name="Source_20_Text"><text:span text:style-name="T62">sudo dnf install kubernetes-master kubernetes-kubeadm kubernetes-node kubernetes-client</text:span></text:span></text:p>
      <text:p text:style-name="P87"/>
      <text:p text:style-name="P84"><text:span text:style-name="Source_20_Text"><text:span text:style-name="T92"/></text:span></text:p>
      <text:p text:style-name="P86"><text:span text:style-name="Source_20_Text"><text:span text:style-name="T122">Enable the “Kubelet”:</text:span></text:span></text:p>
      <text:p text:style-name="P85"><text:span text:style-name="Source_20_Text"><text:span text:style-name="T68">sudo systemctl enable --now kubelet</text:span></text:span></text:p>
      <text:p text:style-name="P101"><text:span text:style-name="Source_20_Text"><text:span text:style-name="T127">systemctl enable containerd --now</text:span></text:span></text:p>
      <text:p text:style-name="Text_20_body"><text:line-break/><text:span text:style-name="Source_20_Text"><text:span text:style-name="T102">The kubelet is the main service for kubernetes, the communicator responsible for talking from the main node to all of the other worker nodes (remote and local).</text:span></text:span></text:p>
      <text:p text:style-name="P84"><text:span text:style-name="Source_20_Text"><text:span text:style-name="T101"/></text:span></text:p>
      <text:p text:style-name="P95"><text:span text:style-name="Source_20_Text"><text:span text:style-name="T123">Setting up kubernetes on the “Master” Node: (should be called ‘main’ by now): </text:span></text:span></text:p>
      <text:p text:style-name="P96"><text:span text:style-name="Source_20_Text"><text:span text:style-name="T124"/></text:span></text:p>
      <text:p text:style-name="P96"><text:span text:style-name="Source_20_Text"><text:span text:style-name="T103">In this case, my VM master node’s IP Address is set to a static 192.168.122.189 so I’ll run:</text:span></text:span></text:p>
      <text:p text:style-name="P92"><text:span text:style-name="Source_20_Text"><text:span text:style-name="T65">sudo kubeadm init --apiserver-advertise-address=</text:span></text:span><text:span text:style-name="Source_20_Text"><text:span text:style-name="T103">192.168.122.189</text:span></text:span><text:span text:style-name="Source_20_Text"><text:span text:style-name="T65"> --pod-network-cidr=192.168.0.0/16</text:span></text:span></text:p>
      <text:p text:style-name="P96"><text:span text:style-name="Source_20_Text"><text:span text:style-name="T103">The above will set up my master node.</text:span></text:span></text:p>
      <text:p text:style-name="P96"><text:soft-page-break/><text:span text:style-name="Source_20_Text"><text:span text:style-name="T103">Got an error.. swap still enabled..? I rerun </text:span></text:span><text:span text:style-name="Source_20_Text"><text:span text:style-name="T124">sudo swapoff -a </text:span></text:span></text:p>
      <text:p text:style-name="P96"><text:span text:style-name="Source_20_Text"><text:span text:style-name="T103">I rerun.. another error:</text:span></text:span></text:p>
      <text:p text:style-name="P97"><text:span text:style-name="Source_20_Text"><text:span text:style-name="T104">kubelet hasn’t started? I re-enable and start it</text:span></text:span></text:p>
      <text:p text:style-name="P98"><text:span text:style-name="Source_20_Text"><text:span text:style-name="T125">systemctl enable kubelet </text:span></text:span><text:span text:style-name="Source_20_Text"><text:span text:style-name="T126">--</text:span></text:span><text:span text:style-name="Source_20_Text"><text:span text:style-name="T125">now </text:span></text:span></text:p>
      <text:p text:style-name="P100"><text:span text:style-name="Source_20_Text"><text:span text:style-name="T127">systemctl enable containerd --now </text:span></text:span></text:p>
      <text:p text:style-name="P99"><text:span text:style-name="Source_20_Text"><text:span text:style-name="T105">another error.. </text:span></text:span><text:span text:style-name="Source_20_Text"><text:span text:style-name="T106">containerd needed to be started? Let’s try again:</text:span></text:span></text:p>
      <text:p text:style-name="P102"><text:span text:style-name="Source_20_Text"><text:span text:style-name="T107">I ran.. lots of activity! Lots of network activity, images being pulled.. I think it’s working!!! </text:span></text:span><text:span text:style-name="Source_20_Text"><text:span text:style-name="T108">Okay I have a master node! Here’s what it gave me:</text:span></text:span></text:p>
      <text:p text:style-name="P103"><text:span text:style-name="Source_20_Text"><text:span text:style-name="T128">kubeadm join 192.168.122.189:6443 --token 0mjdzo.i0s3yt6enhaewja4 \</text:span></text:span></text:p>
      <text:p text:style-name="P103"><text:span text:style-name="Source_20_Text"><text:span text:style-name="T128"><text:tab/>--discovery-token-ca-cert-hash sha256:e7a9ca6fedef1d0bd64bbd4bae2252b3829056da52adbe6cd65c22aaaba2d39a </text:span></text:span></text:p>
      <text:p text:style-name="P102"><text:span text:style-name="Source_20_Text"><text:span text:style-name="T128"/></text:span></text:p>
      <text:p text:style-name="P104"><text:span text:style-name="Source_20_Text"><text:span text:style-name="T109">That’s going to be our join command, hold onto it!</text:span></text:span></text:p>
      <text:p text:style-name="P104"><text:span text:style-name="Source_20_Text"><text:span text:style-name="T109"/></text:span></text:p>
      <text:p text:style-name="P105"><text:span text:style-name="Source_20_Text"><text:span text:style-name="T110">First though, let’s set up the following as a regular non-root user (mike):</text:span></text:span></text:p>
      <text:p text:style-name="P105"><text:span text:style-name="Source_20_Text"><text:span text:style-name="T110"><text:s text:c="2"/></text:span></text:span><text:span text:style-name="Source_20_Text"><text:span text:style-name="T129">mkdir -p $HOME/.kube</text:span></text:span></text:p>
      <text:p text:style-name="P105"><text:span text:style-name="Source_20_Text"><text:span text:style-name="T129"><text:s text:c="2"/>sudo cp -i /etc/kubernetes/admin.conf $HOME/.kube/config</text:span></text:span></text:p>
      <text:p text:style-name="P105"><text:span text:style-name="Source_20_Text"><text:span text:style-name="T129"><text:s text:c="2"/>sudo chown $(id -u):$(id -g) $HOME/.kube/config</text:span></text:span></text:p>
      <text:p text:style-name="P105"><text:span text:style-name="Source_20_Text"><text:span text:style-name="T110">-</text:span></text:span><text:span text:style-name="Source_20_Text"><text:span text:style-name="T111">this is necessary to get going.</text:span></text:span></text:p>
      <text:p text:style-name="P105"><text:span text:style-name="Source_20_Text"><text:span text:style-name="T111"/></text:span></text:p>
      <text:p text:style-name="P107"><text:span text:style-name="Source_20_Text"><text:span text:style-name="T130">Install a pod network add-on like Calico:</text:span></text:span></text:p>
      <text:p text:style-name="P93"><text:span text:style-name="Source_20_Text"><text:span text:style-name="T66">kubectl apply -f https://docs.projectcalico.org/manifests/calico.yaml</text:span></text:span></text:p>
      <text:p text:style-name="Text_20_body"/>
      <text:p text:style-name="P106"><text:span text:style-name="Source_20_Text"><text:span text:style-name="T112">Okay I think we’re all set. </text:span></text:span><text:span text:style-name="Source_20_Text"><text:span text:style-name="T114">Get a new bash session and then:</text:span></text:span></text:p>
      <text:p text:style-name="P108"><text:span text:style-name="Source_20_Text"><text:span text:style-name="T131">sudo systemctl restart kubelet</text:span></text:span></text:p>
      <text:p text:style-name="P106"><text:span text:style-name="Source_20_Text"><text:span text:style-name="T131">kubectl apply -f https://docs.projectcalico.org/manifests/calico.yaml <text:line-break/></text:span></text:span></text:p>
      <text:p text:style-name="P109"><text:span text:style-name="Source_20_Text"><text:span text:style-name="T115">Okay nice! We </text:span></text:span><text:span text:style-name="Source_20_Text"><text:span text:style-name="T93">should </text:span></text:span><text:span text:style-name="Source_20_Text"><text:span text:style-name="T115">be all set up I think.. but trying to connect from the worker node hangs indefinitely. Let’s run a few more commands </text:span></text:span><text:span text:style-name="Source_20_Text"><text:span text:style-name="T116">to make sure we can connect:</text:span></text:span></text:p>
      <text:p text:style-name="P109"><text:span text:style-name="Source_20_Text"><text:span text:style-name="T132">sudo firewall-cmd --permanent --add-port=6443/tcp <text:line-break/></text:span></text:span><text:span text:style-name="Source_20_Text"><text:span text:style-name="T69">sudo firewall-cmd -–reload</text:span></text:span></text:p>
      <text:p text:style-name="P94"><text:soft-page-break/><text:span text:style-name="Source_20_Text"><text:span text:style-name="T67">sudo dnf install iproute-tc</text:span></text:span></text:p>
      <text:p text:style-name="P110"><text:line-break/><text:span text:style-name="T37">okay.. ONLY FOR THE LAB:</text:span></text:p>
      <text:p text:style-name="P110"><text:span text:style-name="T8">sudo systemctl disable firewalld --now</text:span><text:line-break/></text:p>
      <text:p text:style-name="P112">you’d better promise me that you’ll never do this in prod.</text:p>
      <text:p text:style-name="P111">Editing kube-apiserver config:</text:p>
      <text:p text:style-name="P113">This absolutely sucks to have to do, but:</text:p>
      <text:p text:style-name="P113">sudo vi /etc/kubernetes/apiserver</text:p>
      <text:p text:style-name="P113">remove “—insecure-bind=”</text:p>
      <text:p text:style-name="P113">THEN IN THE SERVICE FILE DELETE</text:p>
      <text:p text:style-name="P113">$KUBE_API_ADDRESS \</text:p>
      <text:p text:style-name="P113">and</text:p>
      <text:p text:style-name="P113">$KUBE_ADMISSION_CONTROL \</text:p>
      <text:p text:style-name="P114"/>
      <text:p text:style-name="P115">ASFJKLASFJSA;FJFL;ASD</text:p>
      <text:p text:style-name="P115"/>
      <text:p text:style-name="P116"><text:s text:c="2"/>336 <text:s/>sudo ls -l /etc/kubernetes/pki/sa.key</text:p>
      <text:p text:style-name="P116"><text:s text:c="2"/>337 <text:s/>sudo chmod 666 /etc/kubernetes/pki/sa.key</text:p>
      <text:p text:style-name="P116"><text:s text:c="2"/>338 <text:s/>sudo systemctl start kube-apiserver</text:p>
      <text:p text:style-name="P116"><text:s text:c="2"/>339 <text:s/>journalctl -u kube-apiserver --no-pager</text:p>
      <text:p text:style-name="P116"><text:s text:c="2"/>340 <text:s/>sudo vim /usr/lib/systemd/system/kube-apiserver.service</text:p>
      <text:p text:style-name="P116"><text:s text:c="2"/>341 <text:s/>sudo systemctl daemon-reload</text:p>
      <text:p text:style-name="P116"><text:s text:c="2"/>342 <text:s/>sudo systemctl start kube-apiserver</text:p>
      <text:p text:style-name="P116"><text:s text:c="2"/>343 <text:s/>journalctl -u kube-apiserver --no-pager</text:p>
      <text:p text:style-name="P116"><text:s text:c="2"/>344 <text:s/>sudo vim /usr/lib/systemd/system/kube-apiserver.service</text:p>
      <text:p text:style-name="P116"><text:s text:c="2"/>345 <text:s/>sudo systemctl daemon-reload</text:p>
      <text:p text:style-name="P116"><text:s text:c="2"/>346 <text:s/>sudo systemctl start kube-apiserver</text:p>
      <text:p text:style-name="P116"><text:s text:c="2"/>347 <text:s/>journalctl -u kube-apiserver --no-pager</text:p>
      <text:p text:style-name="P116"><text:s text:c="2"/>348 <text:s/>sudo vim /usr/lib/systemd/system/kube-apiserver.service</text:p>
      <text:p text:style-name="P116"><text:s text:c="2"/>349 <text:s/>journalctl -u kube-apiserver --no-pager</text:p>
      <text:p text:style-name="P116"><text:soft-page-break/><text:s text:c="2"/>350 <text:s/>sudo systemctl daemon-reload</text:p>
      <text:p text:style-name="P116"><text:s text:c="2"/>351 <text:s/>sudo systemctl start kube-apiserver</text:p>
      <text:p text:style-name="P116"><text:s text:c="2"/>352 <text:s/>journalctl -u kube-apiserver --no-pager</text:p>
      <text:p text:style-name="P116"><text:s text:c="2"/>353 <text:s/>sudo chmod 666 /etc/kubernetes/pki/sa.pub:</text:p>
      <text:p text:style-name="P116"><text:s text:c="2"/>354 <text:s/>sudo chmod 666 /etc/kubernetes/pki/sa.pub</text:p>
      <text:p text:style-name="P116"><text:s text:c="2"/>355 <text:s/>sudo systemctl start kube-apiserver</text:p>
      <text:p text:style-name="P116"><text:s text:c="2"/>356 <text:s/>journalctl -u kube-apiserver --no-pager </text:p>
      <text:p text:style-name="P116"/>
      <text:p text:style-name="P117">Here’s the service file I ended up with:</text:p>
      <text:p text:style-name="P118"/>
      <text:p text:style-name="P119">Okay. I surrender. Kubernetes wins tonight. <text:span text:style-name="T1">Tomorrow, we do a kubernetes tutorial and setup specifically for Fedora 39. One that absolutely could not fail. </text:span><text:span text:style-name="T9">That’s right, you will delete EVERYTHING and then follow </text:span><text:a xlink:type="simple" xlink:href="https://docs.fedoraproject.org/en-US/quick-docs/using-kubernetes/" text:style-name="Internet_20_link" text:visited-style-name="Visited_20_Internet_20_Link"><text:span text:style-name="T9">https://docs.fedoraproject.org/en-US/quick-docs/using-kubernetes/</text:span></text:a><text:span text:style-name="T9"> this tutorial:</text:span></text:p>
      <text:p text:style-name="P119"><text:a xlink:type="simple" xlink:href="https://docs.fedoraproject.org/en-US/quick-docs/using-kubernetes/" text:style-name="Internet_20_link" text:visited-style-name="Visited_20_Internet_20_Link"><text:span text:style-name="T9">https://docs.fedoraproject.org/en-US/quick-docs/using-kubernetes/</text:span></text:a></text:p>
      <text:p text:style-name="P119"><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20:15:15.255507353</meta:creation-date>
    <dc:date>2024-04-18T22:05:58.726184362</dc:date>
    <meta:editing-duration>PT3H45M50S</meta:editing-duration>
    <meta:editing-cycles>110</meta:editing-cycles>
    <meta:generator>LibreOffice/7.6.6.3$Linux_X86_64 LibreOffice_project/60$Build-3</meta:generator>
    <meta:document-statistic meta:table-count="0" meta:image-count="0" meta:object-count="0" meta:page-count="16" meta:paragraph-count="247" meta:word-count="2279" meta:character-count="15854" meta:non-whitespace-character-count="13628"/>
  </office:meta>
</office:document-meta>
</file>